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621cm" fo:margin-left="0.191cm" table:align="left" style:writing-mode="lr-tb"/>
    </style:style>
    <style:style style:name="Table1.A" style:family="table-column">
      <style:table-column-properties style:column-width="5.207cm"/>
    </style:style>
    <style:style style:name="Table1.A1" style:family="table-cell">
      <style:table-cell-properties style:vertical-align="top" fo:padding-left="0.191cm" fo:padding-right="0.191cm" fo:padding-top="0cm" fo:padding-bottom="0cm" fo:border="1pt solid #000000"/>
    </style:style>
    <style:style style:name="P1" style:family="paragraph" style:parent-style-name="Standard">
      <style:paragraph-properties fo:margin-left="0cm" fo:margin-right="0cm" fo:margin-top="0.423cm" fo:margin-bottom="0cm" style:contextual-spacing="false" fo:line-height="100%" fo:text-indent="0cm" style:auto-text-indent="false" fo:break-before="auto" fo:break-after="auto" style:writing-mode="lr-tb"/>
    </style:style>
    <style:style style:name="P2" style:family="paragraph" style:parent-style-name="Standard">
      <style:paragraph-properties fo:margin-left="0cm" fo:margin-right="0cm" fo:margin-top="0.423cm" fo:margin-bottom="0cm" style:contextual-spacing="false" fo:line-height="100%" fo:text-indent="0cm" style:auto-text-indent="false" fo:break-before="auto" fo:break-after="auto" style:writing-mode="lr-tb"/>
      <style:text-properties fo:font-size="14pt" style:font-size-asian="14pt" style:font-size-complex="14pt"/>
    </style:style>
    <style:style style:name="P3" style:family="paragraph" style:parent-style-name="Standard">
      <style:paragraph-properties fo:margin-left="0cm" fo:margin-right="0cm" fo:margin-top="0.423cm" fo:margin-bottom="0.106cm" style:contextual-spacing="false" fo:line-height="100%" fo:text-indent="0cm" style:auto-text-indent="false" fo:break-before="auto" fo:break-after="auto" style:writing-mode="lr-tb"/>
    </style:style>
    <style:style style:name="P4" style:family="paragraph" style:parent-style-name="Standard">
      <style:paragraph-properties fo:margin-left="0cm" fo:margin-right="0cm" fo:line-height="100%" fo:text-indent="0cm" style:auto-text-indent="false" fo:break-before="auto" fo:break-after="auto" style:writing-mode="lr-tb"/>
    </style:style>
    <style:style style:name="P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7" style:family="paragraph" style:parent-style-name="Standard">
      <style:paragraph-properties fo:margin-left="0.635cm" fo:margin-right="0cm" fo:line-height="100%" fo:text-indent="0cm" style:auto-text-indent="false" fo:break-before="auto" fo:break-after="auto" style:writing-mode="lr-tb"/>
    </style:style>
    <style:style style:name="P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ffffff" style:text-line-through-style="none" style:font-name="Times New Roman" fo:font-style="normal" style:text-underline-style="none" fo:font-weight="bold" style:font-name-asian="Times New Roman" style:font-style-asian="normal" style:font-weight-asian="bold" style:font-name-complex="Times New Roman" style:font-style-complex="normal" style:font-weight-complex="bold"/>
    </style:style>
    <style:style style:name="P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font-style="normal" style:text-underline-style="none" fo:font-weight="bold" style:font-name-asian="Times New Roman" style:font-style-asian="normal" style:font-weight-asian="bold" style:font-name-complex="Times New Roman" style:font-style-complex="normal" style:font-weight-complex="bold"/>
    </style:style>
    <style:style style:name="P1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font-style="normal" style:text-underline-style="none" fo:font-weight="bold" officeooo:paragraph-rsid="001e30b3" style:font-name-asian="Times New Roman" style:font-style-asian="normal" style:font-weight-asian="bold" style:font-name-complex="Times New Roman" style:font-style-complex="normal" style:font-weight-complex="bold"/>
    </style:style>
    <style:style style:name="P1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font-style="normal" style:text-underline-style="none" fo:font-weight="normal" officeooo:paragraph-rsid="001e30b3" style:font-name-asian="Times New Roman" style:font-style-asian="normal" style:font-weight-asian="normal" style:font-name-complex="Times New Roman" style:font-style-complex="normal" style:font-weight-complex="normal"/>
    </style:style>
    <style:style style:name="P12" style:family="paragraph" style:parent-style-name="Standard">
      <style:paragraph-properties fo:margin-left="0cm" fo:margin-right="0cm" fo:margin-top="0.423cm" fo:margin-bottom="0cm" style:contextual-spacing="false" fo:line-height="100%" fo:text-indent="0cm" style:auto-text-indent="false"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P13"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P14"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P15"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P16"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P17"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8"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9"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P20" style:family="paragraph" style:parent-style-name="Standard">
      <style:paragraph-properties fo:margin-left="0cm" fo:margin-right="0cm" fo:margin-top="0.423cm" fo:margin-bottom="0cm" style:contextual-spacing="false" fo:line-height="100%"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21" style:family="paragraph" style:parent-style-name="Standard">
      <style:paragraph-properties fo:margin-left="0cm" fo:margin-right="0cm" fo:margin-top="0.423cm" fo:margin-bottom="0cm" style:contextual-spacing="false" fo:line-height="100%" fo:text-indent="0cm" style:auto-text-indent="false" fo:break-before="auto" fo:break-after="auto" style:writing-mode="lr-tb"/>
    </style:style>
    <style:style style:name="P22"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style>
    <style:style style:name="P23"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style>
    <style:style style:name="P24"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style>
    <style:style style:name="P25" style:family="paragraph" style:parent-style-name="Standard">
      <style:paragraph-properties fo:margin-left="0cm" fo:margin-right="0cm" fo:margin-top="0.423cm" fo:margin-bottom="0cm" style:contextual-spacing="false" fo:line-height="100%" fo:text-indent="0cm" style:auto-text-indent="false" style:writing-mode="lr-tb"/>
    </style:style>
    <style:style style:name="P26" style:family="paragraph" style:parent-style-name="Standard">
      <style:paragraph-properties fo:margin-left="0cm" fo:margin-right="0cm" fo:margin-top="0.423cm" fo:margin-bottom="0cm" style:contextual-spacing="false" fo:line-height="100%" fo:text-indent="0cm" style:auto-text-indent="false" style:writing-mode="lr-tb"/>
      <style:text-properties officeooo:paragraph-rsid="0016033c"/>
    </style:style>
    <style:style style:name="P27" style:family="paragraph" style:parent-style-name="Standard">
      <style:paragraph-properties fo:margin-left="0cm" fo:margin-right="0cm" fo:margin-top="0.423cm" fo:margin-bottom="0cm" style:contextual-spacing="false" fo:line-height="100%" fo:text-indent="0cm" style:auto-text-indent="false" style:writing-mode="lr-tb"/>
      <style:text-properties officeooo:paragraph-rsid="0016c33e"/>
    </style:style>
    <style:style style:name="P28" style:family="paragraph" style:parent-style-name="Standard" style:list-style-name="">
      <style:paragraph-properties fo:margin-left="0cm" fo:margin-right="0cm" fo:margin-top="0.423cm" fo:margin-bottom="0cm" style:contextual-spacing="false" fo:line-height="100%" fo:text-indent="0cm" style:auto-text-indent="false" style:writing-mode="lr-tb"/>
    </style:style>
    <style:style style:name="P29" style:family="paragraph" style:parent-style-name="Standard" style:master-page-name="Standard">
      <style:paragraph-properties fo:margin-left="0cm" fo:margin-right="0cm" fo:margin-top="0.423cm" fo:margin-bottom="0cm" style:contextual-spacing="false" fo:line-height="100%" fo:text-align="center" style:justify-single-word="false" fo:text-indent="0cm" style:auto-text-indent="false" style:page-number="auto" fo:break-before="auto" fo:break-after="auto" style:writing-mode="lr-tb"/>
    </style:style>
    <style:style style:name="P30" style:family="paragraph" style:parent-style-name="Standard" style:list-style-name="">
      <style:paragraph-properties fo:margin-left="0cm" fo:margin-right="0cm" fo:margin-top="0.423cm" fo:margin-bottom="0.106cm" style:contextual-spacing="false" fo:line-height="100%" fo:text-indent="0cm" style:auto-text-indent="false"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P31" style:family="paragraph" style:parent-style-name="Standard" style:list-style-name="">
      <style:paragraph-properties fo:margin-left="0cm" fo:margin-right="0cm" fo:margin-top="0.423cm" fo:margin-bottom="0.106cm" style:contextual-spacing="false" fo:line-height="100%" fo:text-indent="0cm"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32" style:family="paragraph" style:parent-style-name="Standard" style:list-style-name="">
      <style:paragraph-properties fo:margin-left="0cm" fo:margin-right="0cm" fo:margin-top="0.423cm" fo:margin-bottom="0.106cm" style:contextual-spacing="false" fo:line-height="100%" fo:text-indent="0cm" style:auto-text-indent="false" fo:break-before="auto" fo:break-after="auto" style:writing-mode="lr-tb"/>
      <style:text-properties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P33" style:family="paragraph" style:parent-style-name="Standard">
      <style:paragraph-properties fo:margin-left="0cm" fo:margin-right="0cm" fo:margin-top="0.423cm" fo:margin-bottom="0.106cm" style:contextual-spacing="false" fo:line-height="100%" fo:text-align="center" style:justify-single-word="false" fo:text-indent="0cm" style:auto-text-indent="false" fo:break-before="auto" fo:break-after="auto" style:writing-mode="lr-tb"/>
      <style:text-properties officeooo:paragraph-rsid="0018661b"/>
    </style:style>
    <style:style style:name="P34" style:family="paragraph" style:parent-style-name="Standard" style:list-style-name="">
      <style:paragraph-properties fo:margin-left="0cm" fo:margin-right="0cm" fo:margin-top="0.423cm" fo:margin-bottom="0.106cm" style:contextual-spacing="false" fo:line-height="100%" fo:text-indent="0cm" style:auto-text-indent="false" fo:break-before="auto" fo:break-after="auto" style:writing-mode="lr-tb"/>
    </style:style>
    <style:style style:name="P35" style:family="paragraph" style:parent-style-name="Standard" style:list-style-name="">
      <style:paragraph-properties fo:margin-left="0cm" fo:margin-right="0cm" fo:margin-top="0.423cm" fo:margin-bottom="0.106cm" style:contextual-spacing="false" fo:line-height="100%" fo:text-indent="0cm" style:auto-text-indent="false" fo:break-before="auto" fo:break-after="auto" style:writing-mode="lr-tb"/>
    </style:style>
    <style:style style:name="P36" style:family="paragraph" style:parent-style-name="Standard">
      <style:paragraph-properties fo:margin-left="0cm" fo:margin-right="0cm" fo:line-height="100%" fo:text-indent="0cm" style:auto-text-indent="false" fo:break-before="auto" fo:break-after="auto" style:writing-mode="lr-tb"/>
      <style:text-properties officeooo:paragraph-rsid="0018661b"/>
    </style:style>
    <style:style style:name="P37" style:family="paragraph" style:parent-style-name="Standard">
      <style:paragraph-properties fo:margin-left="0cm" fo:margin-right="0cm" fo:line-height="100%" fo:text-indent="0cm" style:auto-text-indent="false" style:writing-mode="lr-tb"/>
    </style:style>
    <style:style style:name="P38" style:family="paragraph" style:parent-style-name="Contents_20_3">
      <style:paragraph-properties>
        <style:tab-stops>
          <style:tab-stop style:position="14.242cm" style:type="right" style:leader-style="dotted" style:leader-text="."/>
        </style:tab-stops>
      </style:paragraph-properties>
    </style:style>
    <style:style style:name="P39" style:family="paragraph" style:parent-style-name="Contents_20_2">
      <style:paragraph-properties>
        <style:tab-stops>
          <style:tab-stop style:position="14.741cm" style:type="right" style:leader-style="dotted" style:leader-text="."/>
        </style:tab-stops>
      </style:paragraph-properties>
    </style:style>
    <style:style style:name="P40" style:family="paragraph" style:parent-style-name="Contents_20_Heading">
      <style:paragraph-properties fo:break-before="auto" fo:break-after="auto"/>
    </style:style>
    <style:style style:name="P41" style:family="paragraph" style:parent-style-name="Contents_20_1">
      <style:paragraph-properties>
        <style:tab-stops>
          <style:tab-stop style:position="15.24cm" style:type="right" style:leader-style="dotted" style:leader-text="."/>
        </style:tab-stops>
      </style:paragraph-properties>
    </style:style>
    <style:style style:name="T1" style:family="text">
      <style:text-properties fo:color="#ff0000"/>
    </style:style>
    <style:style style:name="T2" style:family="text">
      <style:text-properties style:font-name="Arial" fo:font-size="16pt" fo:font-weight="bold" style:font-name-asian="Arial" style:font-size-asian="16pt" style:font-weight-asian="bold" style:font-name-complex="Arial" style:font-size-complex="16pt" style:font-weight-complex="bold"/>
    </style:style>
    <style:style style:name="T3" style:family="text">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T4" style:family="text">
      <style:text-properties style:font-name="Arial" fo:font-size="13pt" fo:font-weight="bold" style:font-name-asian="Arial" style:font-size-asian="13pt" style:font-weight-asian="bold" style:font-name-complex="Arial" style:font-size-complex="13pt" style:font-weight-complex="bold"/>
    </style:style>
    <style:style style:name="T5" style:family="text">
      <style:text-properties style:font-name="Arial" fo:font-size="13pt" fo:font-weight="bold" officeooo:rsid="001da103" style:font-name-asian="Arial" style:font-size-asian="13pt" style:font-weight-asian="bold" style:font-name-complex="Arial" style:font-size-complex="13pt" style:font-weight-complex="bold"/>
    </style:style>
    <style:style style:name="T6" style:family="text">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7" style:family="text">
      <style:text-properties fo:color="#0000ff"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T8"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9" style:family="text">
      <style:text-properties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style:font-size-asian="14pt" style:font-size-complex="14pt"/>
    </style:style>
    <style:style style:name="T15" style:family="text">
      <style:text-properties officeooo:rsid="0016033c"/>
    </style:style>
    <style:style style:name="T16" style:family="text">
      <style:text-properties officeooo:rsid="0016c33e"/>
    </style:style>
    <style:style style:name="T17" style:family="text">
      <style:text-properties officeooo:rsid="001e30b3"/>
    </style:style>
    <style:style style:name="T18" style:family="text">
      <style:text-properties officeooo:rsid="001e30e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2">The Only One</text:span></text:p>
      <text:p text:style-name="P33"><text:span text:style-name="T2">Fantasy Vision </text:span></text:p>
      <text:p text:style-name="P36"><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T2">Copyright Information</text:span></text:p>
      <text:p text:style-name="P3"><text:bookmark text:name="h.30j0zll"/><text:span text:style-name="T2">Version</text:span><text:span text:style-name="T2"> </text:span><text:span text:style-name="T2">history</text:span></text:p>
      <table:table table:name="Table1" table:style-name="Table1">
        <table:table-column table:style-name="Table1.A" table:number-columns-repeated="3"/>
        <table:table-row>
          <table:table-cell table:style-name="Table1.A1" office:value-type="string">
            <text:p text:style-name="P8">Time</text:p>
          </table:table-cell>
          <table:table-cell table:style-name="Table1.A1" office:value-type="string">
            <text:p text:style-name="P10"><text:span text:style-name="T17">Author</text:span></text:p>
          </table:table-cell>
          <table:table-cell table:style-name="Table1.A1" office:value-type="string">
            <text:p text:style-name="P9">Changes</text:p>
          </table:table-cell>
        </table:table-row>
        <table:table-row>
          <table:table-cell table:style-name="Table1.A1" office:value-type="string">
            <text:p text:style-name="P9">27/09</text:p>
          </table:table-cell>
          <table:table-cell table:style-name="Table1.A1" office:value-type="string">
            <text:p text:style-name="P5"><text:span text:style-name="T6">Lehmann</text:span><text:span text:style-name="T6">, </text:span><text:span text:style-name="T6">Carlos</text:span><text:span text:style-name="T6"> </text:span><text:span text:style-name="T6">Federico</text:span></text:p>
          </table:table-cell>
          <table:table-cell table:style-name="Table1.A1" office:value-type="string">
            <text:p text:style-name="P5"><text:span text:style-name="T6">Definición</text:span><text:span text:style-name="T6"> </text:span><text:span text:style-name="T6">de</text:span><text:span text:style-name="T6"> </text:span><text:span text:style-name="T6">narrativ</text:span><text:span text:style-name="T6">a</text:span></text:p>
          </table:table-cell>
        </table:table-row>
        <table:table-row>
          <table:table-cell table:style-name="Table1.A1" office:value-type="string">
            <text:p text:style-name="P11"><text:span text:style-name="T17">28/10</text:span></text:p>
          </table:table-cell>
          <table:table-cell table:style-name="Table1.A1" office:value-type="string">
            <text:p text:style-name="P11"><text:span text:style-name="T17">Pertile, Ariel</text:span></text:p>
          </table:table-cell>
          <table:table-cell table:style-name="Table1.A1" office:value-type="string">
            <text:p text:style-name="P11"><text:span text:style-name="T17">Gameplay</text:span></text:p>
          </table:table-cell>
        </table:table-row>
        <table:table-row>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
      <text:p text:style-name="P4"><text:span text:style-name="T7"/></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end/>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0"><text:soft-page-break/>Table of Contents</text:p>
          </text:index-title>
          <text:p text:style-name="P41"><text:a xlink:type="simple" xlink:href="#__RefHeading__17135_1541090902" text:style-name="Index_20_Link" text:visited-style-name="Index_20_Link">Game Overview<text:tab/>6</text:a></text:p>
          <text:p text:style-name="P39"><text:a xlink:type="simple" xlink:href="#__RefHeading__17137_1541090902" text:style-name="Index_20_Link" text:visited-style-name="Index_20_Link">Game Concept<text:tab/>6</text:a></text:p>
          <text:p text:style-name="P39"><text:a xlink:type="simple" xlink:href="#__RefHeading__17139_1541090902" text:style-name="Index_20_Link" text:visited-style-name="Index_20_Link">Feature Set<text:tab/>6</text:a></text:p>
          <text:p text:style-name="P39"><text:a xlink:type="simple" xlink:href="#__RefHeading__17141_1541090902" text:style-name="Index_20_Link" text:visited-style-name="Index_20_Link">Genre<text:tab/>6</text:a></text:p>
          <text:p text:style-name="P39"><text:a xlink:type="simple" xlink:href="#__RefHeading__17143_1541090902" text:style-name="Index_20_Link" text:visited-style-name="Index_20_Link">Target Audience<text:tab/>6</text:a></text:p>
          <text:p text:style-name="P39"><text:a xlink:type="simple" xlink:href="#__RefHeading__17145_1541090902" text:style-name="Index_20_Link" text:visited-style-name="Index_20_Link">Game Flow <text:tab/>6</text:a></text:p>
          <text:p text:style-name="P39"><text:a xlink:type="simple" xlink:href="#__RefHeading__17147_1541090902" text:style-name="Index_20_Link" text:visited-style-name="Index_20_Link">Look and Feel <text:tab/>6</text:a></text:p>
          <text:p text:style-name="P39"><text:a xlink:type="simple" xlink:href="#__RefHeading__17149_1541090902" text:style-name="Index_20_Link" text:visited-style-name="Index_20_Link">Project Scope <text:tab/>7</text:a></text:p>
          <text:p text:style-name="P38"><text:a xlink:type="simple" xlink:href="#__RefHeading__17151_1541090902" text:style-name="Index_20_Link" text:visited-style-name="Index_20_Link">Number of locations<text:tab/>7</text:a></text:p>
          <text:p text:style-name="P38"><text:a xlink:type="simple" xlink:href="#__RefHeading__17153_1541090902" text:style-name="Index_20_Link" text:visited-style-name="Index_20_Link">Number of levels<text:tab/>7</text:a></text:p>
          <text:p text:style-name="P38"><text:a xlink:type="simple" xlink:href="#__RefHeading__17155_1541090902" text:style-name="Index_20_Link" text:visited-style-name="Index_20_Link">Number of NPC’s<text:tab/>7</text:a></text:p>
          <text:p text:style-name="P38"><text:a xlink:type="simple" xlink:href="#__RefHeading__17157_1541090902" text:style-name="Index_20_Link" text:visited-style-name="Index_20_Link">Number of weapons<text:tab/>7</text:a></text:p>
          <text:p text:style-name="P41"><text:a xlink:type="simple" xlink:href="#__RefHeading__17159_1541090902" text:style-name="Index_20_Link" text:visited-style-name="Index_20_Link">Gameplay and <text:s/>Mechanics<text:tab/>7</text:a></text:p>
          <text:p text:style-name="P39"><text:a xlink:type="simple" xlink:href="#__RefHeading__17161_1541090902" text:style-name="Index_20_Link" text:visited-style-name="Index_20_Link">Gameplay<text:tab/>7</text:a></text:p>
          <text:p text:style-name="P38"><text:a xlink:type="simple" xlink:href="#__RefHeading__17163_1541090902" text:style-name="Index_20_Link" text:visited-style-name="Index_20_Link">Game Progression<text:tab/>7</text:a></text:p>
          <text:p text:style-name="P38"><text:a xlink:type="simple" xlink:href="#__RefHeading__17165_1541090902" text:style-name="Index_20_Link" text:visited-style-name="Index_20_Link">Mission/challenge Structure<text:tab/>8</text:a></text:p>
          <text:p text:style-name="P38"><text:a xlink:type="simple" xlink:href="#__RefHeading__17167_1541090902" text:style-name="Index_20_Link" text:visited-style-name="Index_20_Link">Puzzle Structure<text:tab/>8</text:a></text:p>
          <text:p text:style-name="P38"><text:a xlink:type="simple" xlink:href="#__RefHeading__17169_1541090902" text:style-name="Index_20_Link" text:visited-style-name="Index_20_Link">Objectives – What are the objectives of the game?<text:tab/>8</text:a></text:p>
          <text:p text:style-name="P38"><text:a xlink:type="simple" xlink:href="#__RefHeading__17171_1541090902" text:style-name="Index_20_Link" text:visited-style-name="Index_20_Link">Play Flow – How does the game flow for the game player<text:tab/>8</text:a></text:p>
          <text:p text:style-name="P39"><text:a xlink:type="simple" xlink:href="#__RefHeading__17173_1541090902" text:style-name="Index_20_Link" text:visited-style-name="Index_20_Link">Mechanics<text:tab/>9</text:a></text:p>
          <text:p text:style-name="P38"><text:a xlink:type="simple" xlink:href="#__RefHeading__17175_1541090902" text:style-name="Index_20_Link" text:visited-style-name="Index_20_Link">Physics – How does the physical universe work?<text:tab/>9</text:a></text:p>
          <text:p text:style-name="P38"><text:a xlink:type="simple" xlink:href="#__RefHeading__17177_1541090902" text:style-name="Index_20_Link" text:visited-style-name="Index_20_Link">Movement<text:tab/>9</text:a></text:p>
          <text:p text:style-name="P38"><text:a xlink:type="simple" xlink:href="#__RefHeading__17179_1541090902" text:style-name="Index_20_Link" text:visited-style-name="Index_20_Link">General Movement<text:tab/>9</text:a></text:p>
          <text:p text:style-name="P38"><text:a xlink:type="simple" xlink:href="#__RefHeading__17181_1541090902" text:style-name="Index_20_Link" text:visited-style-name="Index_20_Link">Other Movement<text:tab/>9</text:a></text:p>
          <text:p text:style-name="P38"><text:a xlink:type="simple" xlink:href="#__RefHeading__17183_1541090902" text:style-name="Index_20_Link" text:visited-style-name="Index_20_Link">Objects<text:tab/>9</text:a></text:p>
          <text:p text:style-name="P38"><text:a xlink:type="simple" xlink:href="#__RefHeading__17185_1541090902" text:style-name="Index_20_Link" text:visited-style-name="Index_20_Link">Picking Up Objects<text:tab/>9</text:a></text:p>
          <text:p text:style-name="P38"><text:a xlink:type="simple" xlink:href="#__RefHeading__17187_1541090902" text:style-name="Index_20_Link" text:visited-style-name="Index_20_Link">Moving Objects<text:tab/>9</text:a></text:p>
          <text:p text:style-name="P38"><text:a xlink:type="simple" xlink:href="#__RefHeading__17189_1541090902" text:style-name="Index_20_Link" text:visited-style-name="Index_20_Link">Actions<text:tab/>9</text:a></text:p>
          <text:p text:style-name="P38"><text:a xlink:type="simple" xlink:href="#__RefHeading__17191_1541090902" text:style-name="Index_20_Link" text:visited-style-name="Index_20_Link">Switches and Buttons<text:tab/>9</text:a></text:p>
          <text:p text:style-name="P38"><text:a xlink:type="simple" xlink:href="#__RefHeading__17193_1541090902" text:style-name="Index_20_Link" text:visited-style-name="Index_20_Link">Picking Up, Carrying and Dropping<text:tab/>9</text:a></text:p>
          <text:p text:style-name="P38"><text:a xlink:type="simple" xlink:href="#__RefHeading__17195_1541090902" text:style-name="Index_20_Link" text:visited-style-name="Index_20_Link">Talking<text:tab/>9</text:a></text:p>
          <text:p text:style-name="P38"><text:a xlink:type="simple" xlink:href="#__RefHeading__17197_1541090902" text:style-name="Index_20_Link" text:visited-style-name="Index_20_Link">Reading<text:tab/>9</text:a></text:p>
          <text:p text:style-name="P38"><text:a xlink:type="simple" xlink:href="#__RefHeading__17199_1541090902" text:style-name="Index_20_Link" text:visited-style-name="Index_20_Link">Combat – If there is combat or even conflict, how is this specifically modeled?<text:tab/>9</text:a></text:p>
          <text:p text:style-name="P38"><text:a xlink:type="simple" xlink:href="#__RefHeading__17201_1541090902" text:style-name="Index_20_Link" text:visited-style-name="Index_20_Link">Economy – What is the economy of the game? How does it work?<text:tab/>9</text:a></text:p>
          <text:p text:style-name="P41"><text:a xlink:type="simple" xlink:href="#__RefHeading__17203_1541090902" text:style-name="Index_20_Link" text:visited-style-name="Index_20_Link">Screen Flow<text:tab/>9</text:a></text:p>
          <text:p text:style-name="P39"><text:a xlink:type="simple" xlink:href="#__RefHeading__17205_1541090902" text:style-name="Index_20_Link" text:visited-style-name="Index_20_Link">Screen Flow Chart – A graphical description of how each screen is related to every other<text:tab/>9</text:a></text:p>
          <text:p text:style-name="P39"><text:a xlink:type="simple" xlink:href="#__RefHeading__17207_1541090902" text:style-name="Index_20_Link" text:visited-style-name="Index_20_Link">Screen Descriptions – What is the purpose of each screen? <text:tab/>10</text:a></text:p>
          <text:p text:style-name="P39"><text:a xlink:type="simple" xlink:href="#__RefHeading__17209_1541090902" text:style-name="Index_20_Link" text:visited-style-name="Index_20_Link">Main Menu Screen<text:tab/>10</text:a></text:p>
          <text:p text:style-name="P39"><text:a xlink:type="simple" xlink:href="#__RefHeading__17211_1541090902" text:style-name="Index_20_Link" text:visited-style-name="Index_20_Link">Options Screen<text:tab/>10</text:a></text:p>
          <text:p text:style-name="P39"><text:a xlink:type="simple" xlink:href="#__RefHeading__17213_1541090902" text:style-name="Index_20_Link" text:visited-style-name="Index_20_Link">Game Options – What are the options and how do they affect game play and mechanics?<text:tab/>10</text:a></text:p>
          <text:p text:style-name="P39"><text:a xlink:type="simple" xlink:href="#__RefHeading__17215_1541090902" text:style-name="Index_20_Link" text:visited-style-name="Index_20_Link">Replaying and Saving <text:tab/>10</text:a></text:p>
          <text:p text:style-name="P39"><text:soft-page-break/><text:a xlink:type="simple" xlink:href="#__RefHeading__17217_1541090902" text:style-name="Index_20_Link" text:visited-style-name="Index_20_Link">Cheats and Easter Eggs<text:tab/>10</text:a></text:p>
          <text:p text:style-name="P41"><text:a xlink:type="simple" xlink:href="#__RefHeading__17317_1541090902" text:style-name="Index_20_Link" text:visited-style-name="Index_20_Link">Story, Setting and Character <text:s/><text:tab/>10</text:a></text:p>
          <text:p text:style-name="P39"><text:a xlink:type="simple" xlink:href="#__RefHeading__17319_1541090902" text:style-name="Index_20_Link" text:visited-style-name="Index_20_Link">Back story<text:tab/>10</text:a></text:p>
          <text:p text:style-name="P39"><text:a xlink:type="simple" xlink:href="#__RefHeading__17321_1541090902" text:style-name="Index_20_Link" text:visited-style-name="Index_20_Link">Plot Elements<text:tab/>11</text:a></text:p>
          <text:p text:style-name="P39"><text:a xlink:type="simple" xlink:href="#__RefHeading__17323_1541090902" text:style-name="Index_20_Link" text:visited-style-name="Index_20_Link">Game Progression<text:tab/>11</text:a></text:p>
          <text:p text:style-name="P39"><text:a xlink:type="simple" xlink:href="#__RefHeading__17325_1541090902" text:style-name="Index_20_Link" text:visited-style-name="Index_20_Link">License Considerations<text:tab/>11</text:a></text:p>
          <text:p text:style-name="P39"><text:a xlink:type="simple" xlink:href="#__RefHeading__17327_1541090902" text:style-name="Index_20_Link" text:visited-style-name="Index_20_Link">Cut Scenes<text:tab/>11</text:a></text:p>
          <text:p text:style-name="P39"><text:a xlink:type="simple" xlink:href="#__RefHeading__17329_1541090902" text:style-name="Index_20_Link" text:visited-style-name="Index_20_Link">Cut scene #1<text:tab/>11</text:a></text:p>
          <text:p text:style-name="P38"><text:a xlink:type="simple" xlink:href="#__RefHeading__17331_1541090902" text:style-name="Index_20_Link" text:visited-style-name="Index_20_Link">Actors<text:tab/>12</text:a></text:p>
          <text:p text:style-name="P38"><text:a xlink:type="simple" xlink:href="#__RefHeading__17333_1541090902" text:style-name="Index_20_Link" text:visited-style-name="Index_20_Link">Description<text:tab/>12</text:a></text:p>
          <text:p text:style-name="P38"><text:a xlink:type="simple" xlink:href="#__RefHeading__17335_1541090902" text:style-name="Index_20_Link" text:visited-style-name="Index_20_Link">Storyboard<text:tab/>12</text:a></text:p>
          <text:p text:style-name="P38"><text:a xlink:type="simple" xlink:href="#__RefHeading__17337_1541090902" text:style-name="Index_20_Link" text:visited-style-name="Index_20_Link">Script<text:tab/>12</text:a></text:p>
          <text:p text:style-name="P41"><text:a xlink:type="simple" xlink:href="#__RefHeading__17339_1541090902" text:style-name="Index_20_Link" text:visited-style-name="Index_20_Link">Game World<text:tab/>12</text:a></text:p>
          <text:p text:style-name="P39"><text:a xlink:type="simple" xlink:href="#__RefHeading__17341_1541090902" text:style-name="Index_20_Link" text:visited-style-name="Index_20_Link">General look and feel of world<text:tab/>12</text:a></text:p>
          <text:p text:style-name="P39"><text:a xlink:type="simple" xlink:href="#__RefHeading__17343_1541090902" text:style-name="Index_20_Link" text:visited-style-name="Index_20_Link">Area #1<text:tab/>12</text:a></text:p>
          <text:p text:style-name="P39"><text:a xlink:type="simple" xlink:href="#__RefHeading__17345_1541090902" text:style-name="Index_20_Link" text:visited-style-name="Index_20_Link">General Description<text:tab/>12</text:a></text:p>
          <text:p text:style-name="P39"><text:a xlink:type="simple" xlink:href="#__RefHeading__17347_1541090902" text:style-name="Index_20_Link" text:visited-style-name="Index_20_Link">Physical Characteristics<text:tab/>12</text:a></text:p>
          <text:p text:style-name="P39"><text:a xlink:type="simple" xlink:href="#__RefHeading__17349_1541090902" text:style-name="Index_20_Link" text:visited-style-name="Index_20_Link">Levels that use area<text:tab/>12</text:a></text:p>
          <text:p text:style-name="P39"><text:a xlink:type="simple" xlink:href="#__RefHeading__17351_1541090902" text:style-name="Index_20_Link" text:visited-style-name="Index_20_Link">Connections to other areas<text:tab/>12</text:a></text:p>
          <text:p text:style-name="P41"><text:a xlink:type="simple" xlink:href="#__RefHeading__17353_1541090902" text:style-name="Index_20_Link" text:visited-style-name="Index_20_Link">Characters<text:tab/>12</text:a></text:p>
          <text:p text:style-name="P39"><text:a xlink:type="simple" xlink:href="#__RefHeading__17355_1541090902" text:style-name="Index_20_Link" text:visited-style-name="Index_20_Link">Back story<text:tab/>13</text:a></text:p>
          <text:p text:style-name="P39"><text:a xlink:type="simple" xlink:href="#__RefHeading__17357_1541090902" text:style-name="Index_20_Link" text:visited-style-name="Index_20_Link">Personality<text:tab/>13</text:a></text:p>
          <text:p text:style-name="P39"><text:a xlink:type="simple" xlink:href="#__RefHeading__17359_1541090902" text:style-name="Index_20_Link" text:visited-style-name="Index_20_Link">Look<text:tab/>13</text:a></text:p>
          <text:p text:style-name="P38"><text:a xlink:type="simple" xlink:href="#__RefHeading__17361_1541090902" text:style-name="Index_20_Link" text:visited-style-name="Index_20_Link">Physical characteristics<text:tab/>13</text:a></text:p>
          <text:p text:style-name="P38"><text:a xlink:type="simple" xlink:href="#__RefHeading__17363_1541090902" text:style-name="Index_20_Link" text:visited-style-name="Index_20_Link">Animations<text:tab/>13</text:a></text:p>
          <text:p text:style-name="P39"><text:a xlink:type="simple" xlink:href="#__RefHeading__17365_1541090902" text:style-name="Index_20_Link" text:visited-style-name="Index_20_Link">Special Abilities<text:tab/>13</text:a></text:p>
          <text:p text:style-name="P39"><text:a xlink:type="simple" xlink:href="#__RefHeading__17367_1541090902" text:style-name="Index_20_Link" text:visited-style-name="Index_20_Link">Relevance to game story<text:tab/>14</text:a></text:p>
          <text:p text:style-name="P39"><text:a xlink:type="simple" xlink:href="#__RefHeading__17369_1541090902" text:style-name="Index_20_Link" text:visited-style-name="Index_20_Link">Relationship to other characters<text:tab/>14</text:a></text:p>
          <text:p text:style-name="P38"><text:a xlink:type="simple" xlink:href="#__RefHeading__17371_1541090902" text:style-name="Index_20_Link" text:visited-style-name="Index_20_Link">Statistics<text:tab/>14</text:a></text:p>
          <text:p text:style-name="P41"><text:a xlink:type="simple" xlink:href="#__RefHeading__17373_1541090902" text:style-name="Index_20_Link" text:visited-style-name="Index_20_Link">Levels<text:tab/>15</text:a></text:p>
          <text:p text:style-name="P39"><text:a xlink:type="simple" xlink:href="#__RefHeading__17375_1541090902" text:style-name="Index_20_Link" text:visited-style-name="Index_20_Link">Level #1<text:tab/>15</text:a></text:p>
          <text:p text:style-name="P38"><text:a xlink:type="simple" xlink:href="#__RefHeading__17377_1541090902" text:style-name="Index_20_Link" text:visited-style-name="Index_20_Link">Synopsis<text:tab/>15</text:a></text:p>
          <text:p text:style-name="P38"><text:a xlink:type="simple" xlink:href="#__RefHeading__17379_1541090902" text:style-name="Index_20_Link" text:visited-style-name="Index_20_Link">Introductory Material (Cut scene? <text:s/>Mission briefing?)<text:tab/>15</text:a></text:p>
          <text:p text:style-name="P38"><text:a xlink:type="simple" xlink:href="#__RefHeading__17381_1541090902" text:style-name="Index_20_Link" text:visited-style-name="Index_20_Link">Objectives<text:tab/>15</text:a></text:p>
          <text:p text:style-name="P38"><text:a xlink:type="simple" xlink:href="#__RefHeading__17383_1541090902" text:style-name="Index_20_Link" text:visited-style-name="Index_20_Link">Physical Description<text:tab/>15</text:a></text:p>
          <text:p text:style-name="P38"><text:a xlink:type="simple" xlink:href="#__RefHeading__17385_1541090902" text:style-name="Index_20_Link" text:visited-style-name="Index_20_Link">Map<text:tab/>15</text:a></text:p>
          <text:p text:style-name="P38"><text:a xlink:type="simple" xlink:href="#__RefHeading__17387_1541090902" text:style-name="Index_20_Link" text:visited-style-name="Index_20_Link">Critical Path<text:tab/>15</text:a></text:p>
          <text:p text:style-name="P38"><text:a xlink:type="simple" xlink:href="#__RefHeading__17389_1541090902" text:style-name="Index_20_Link" text:visited-style-name="Index_20_Link">Encounters<text:tab/>15</text:a></text:p>
          <text:p text:style-name="P38"><text:a xlink:type="simple" xlink:href="#__RefHeading__17391_1541090902" text:style-name="Index_20_Link" text:visited-style-name="Index_20_Link">Level Walkthrough<text:tab/>15</text:a></text:p>
          <text:p text:style-name="P38"><text:a xlink:type="simple" xlink:href="#__RefHeading__17393_1541090902" text:style-name="Index_20_Link" text:visited-style-name="Index_20_Link">Closing Material<text:tab/>15</text:a></text:p>
          <text:p text:style-name="P41"><text:a xlink:type="simple" xlink:href="#__RefHeading__17395_1541090902" text:style-name="Index_20_Link" text:visited-style-name="Index_20_Link">Interface<text:tab/>15</text:a></text:p>
          <text:p text:style-name="P39"><text:a xlink:type="simple" xlink:href="#__RefHeading__17397_1541090902" text:style-name="Index_20_Link" text:visited-style-name="Index_20_Link">Visual System<text:tab/>15</text:a></text:p>
          <text:p text:style-name="P38"><text:a xlink:type="simple" xlink:href="#__RefHeading__17399_1541090902" text:style-name="Index_20_Link" text:visited-style-name="Index_20_Link">HUD - What controls <text:tab/>15</text:a></text:p>
          <text:p text:style-name="P38"><text:a xlink:type="simple" xlink:href="#__RefHeading__17401_1541090902" text:style-name="Index_20_Link" text:visited-style-name="Index_20_Link">Menus<text:tab/>15</text:a></text:p>
          <text:p text:style-name="P38"><text:soft-page-break/><text:a xlink:type="simple" xlink:href="#__RefHeading__17403_1541090902" text:style-name="Index_20_Link" text:visited-style-name="Index_20_Link">Rendering System<text:tab/>15</text:a></text:p>
          <text:p text:style-name="P38"><text:a xlink:type="simple" xlink:href="#__RefHeading__17405_1541090902" text:style-name="Index_20_Link" text:visited-style-name="Index_20_Link">Camera<text:tab/>15</text:a></text:p>
          <text:p text:style-name="P38"><text:a xlink:type="simple" xlink:href="#__RefHeading__17407_1541090902" text:style-name="Index_20_Link" text:visited-style-name="Index_20_Link">Lighting Models<text:tab/>15</text:a></text:p>
          <text:p text:style-name="P39"><text:a xlink:type="simple" xlink:href="#__RefHeading__17409_1541090902" text:style-name="Index_20_Link" text:visited-style-name="Index_20_Link">Control System – How does the game player control the game? <text:s text:c="2"/>What are the specific commands?<text:tab/>15</text:a></text:p>
          <text:p text:style-name="P39"><text:a xlink:type="simple" xlink:href="#__RefHeading__17411_1541090902" text:style-name="Index_20_Link" text:visited-style-name="Index_20_Link">Audio<text:tab/>15</text:a></text:p>
          <text:p text:style-name="P39"><text:a xlink:type="simple" xlink:href="#__RefHeading__17413_1541090902" text:style-name="Index_20_Link" text:visited-style-name="Index_20_Link">Music<text:tab/>15</text:a></text:p>
          <text:p text:style-name="P39"><text:a xlink:type="simple" xlink:href="#__RefHeading__17415_1541090902" text:style-name="Index_20_Link" text:visited-style-name="Index_20_Link">Sound Effects<text:tab/>15</text:a></text:p>
          <text:p text:style-name="P39"><text:a xlink:type="simple" xlink:href="#__RefHeading__17417_1541090902" text:style-name="Index_20_Link" text:visited-style-name="Index_20_Link">Help System<text:tab/>16</text:a></text:p>
          <text:p text:style-name="P41"><text:a xlink:type="simple" xlink:href="#__RefHeading__17419_1541090902" text:style-name="Index_20_Link" text:visited-style-name="Index_20_Link">Artificial Intelligence<text:tab/>16</text:a></text:p>
          <text:p text:style-name="P39"><text:a xlink:type="simple" xlink:href="#__RefHeading__17421_1541090902" text:style-name="Index_20_Link" text:visited-style-name="Index_20_Link">Opponent AI – The active opponent that plays against the game player and therefore requires strategic decision making (example, Civilization or Chess, how is it to be designed?<text:tab/>16</text:a></text:p>
          <text:p text:style-name="P39"><text:a xlink:type="simple" xlink:href="#__RefHeading__17423_1541090902" text:style-name="Index_20_Link" text:visited-style-name="Index_20_Link">Enemy AI – Villains and Monsters<text:tab/>16</text:a></text:p>
          <text:p text:style-name="P39"><text:a xlink:type="simple" xlink:href="#__RefHeading__17425_1541090902" text:style-name="Index_20_Link" text:visited-style-name="Index_20_Link">Non-combat Characters<text:tab/>16</text:a></text:p>
          <text:p text:style-name="P39"><text:a xlink:type="simple" xlink:href="#__RefHeading__17427_1541090902" text:style-name="Index_20_Link" text:visited-style-name="Index_20_Link">Friendly Characters<text:tab/>16</text:a></text:p>
          <text:p text:style-name="P39"><text:a xlink:type="simple" xlink:href="#__RefHeading__17429_1541090902" text:style-name="Index_20_Link" text:visited-style-name="Index_20_Link">Support AI<text:tab/>16</text:a></text:p>
          <text:p text:style-name="P38"><text:a xlink:type="simple" xlink:href="#__RefHeading__17431_1541090902" text:style-name="Index_20_Link" text:visited-style-name="Index_20_Link">Player and Collision Detection<text:tab/>16</text:a></text:p>
          <text:p text:style-name="P38"><text:a xlink:type="simple" xlink:href="#__RefHeading__17433_1541090902" text:style-name="Index_20_Link" text:visited-style-name="Index_20_Link">Pathfinding<text:tab/>16</text:a></text:p>
          <text:p text:style-name="P41"><text:a xlink:type="simple" xlink:href="#__RefHeading__17435_1541090902" text:style-name="Index_20_Link" text:visited-style-name="Index_20_Link">Technical – This may be abbreviated with most in the Technical Bible.<text:tab/>16</text:a></text:p>
          <text:p text:style-name="P39"><text:a xlink:type="simple" xlink:href="#__RefHeading__17437_1541090902" text:style-name="Index_20_Link" text:visited-style-name="Index_20_Link">Target Hardware<text:tab/>16</text:a></text:p>
          <text:p text:style-name="P39"><text:a xlink:type="simple" xlink:href="#__RefHeading__17439_1541090902" text:style-name="Index_20_Link" text:visited-style-name="Index_20_Link">Development hardware and software<text:tab/>16</text:a></text:p>
          <text:p text:style-name="P39"><text:a xlink:type="simple" xlink:href="#__RefHeading__17441_1541090902" text:style-name="Index_20_Link" text:visited-style-name="Index_20_Link">Development procedures and standards<text:tab/>16</text:a></text:p>
          <text:p text:style-name="P39"><text:a xlink:type="simple" xlink:href="#__RefHeading__17443_1541090902" text:style-name="Index_20_Link" text:visited-style-name="Index_20_Link">Game Engine<text:tab/>16</text:a></text:p>
          <text:p text:style-name="P39"><text:a xlink:type="simple" xlink:href="#__RefHeading__17445_1541090902" text:style-name="Index_20_Link" text:visited-style-name="Index_20_Link">Network<text:tab/>16</text:a></text:p>
          <text:p text:style-name="P39"><text:a xlink:type="simple" xlink:href="#__RefHeading__17447_1541090902" text:style-name="Index_20_Link" text:visited-style-name="Index_20_Link">Scripting Language<text:tab/>16</text:a></text:p>
          <text:p text:style-name="P41"><text:a xlink:type="simple" xlink:href="#__RefHeading__17449_1541090902" text:style-name="Index_20_Link" text:visited-style-name="Index_20_Link">Game Art - This may be abbreviated with most of the content in an Art Bible.<text:tab/>16</text:a></text:p>
          <text:p text:style-name="P39"><text:a xlink:type="simple" xlink:href="#__RefHeading__17451_1541090902" text:style-name="Index_20_Link" text:visited-style-name="Index_20_Link">Concept Art<text:tab/>16</text:a></text:p>
          <text:p text:style-name="P39"><text:a xlink:type="simple" xlink:href="#__RefHeading__17453_1541090902" text:style-name="Index_20_Link" text:visited-style-name="Index_20_Link">Style Guides<text:tab/>17</text:a></text:p>
          <text:p text:style-name="P39"><text:a xlink:type="simple" xlink:href="#__RefHeading__17455_1541090902" text:style-name="Index_20_Link" text:visited-style-name="Index_20_Link">Characters<text:tab/>17</text:a></text:p>
          <text:p text:style-name="P39"><text:a xlink:type="simple" xlink:href="#__RefHeading__17457_1541090902" text:style-name="Index_20_Link" text:visited-style-name="Index_20_Link">Environments<text:tab/>17</text:a></text:p>
          <text:p text:style-name="P39"><text:a xlink:type="simple" xlink:href="#__RefHeading__17459_1541090902" text:style-name="Index_20_Link" text:visited-style-name="Index_20_Link">Equipment<text:tab/>17</text:a></text:p>
          <text:p text:style-name="P39"><text:a xlink:type="simple" xlink:href="#__RefHeading__17461_1541090902" text:style-name="Index_20_Link" text:visited-style-name="Index_20_Link">Cut scenes<text:tab/>17</text:a></text:p>
          <text:p text:style-name="P39"><text:a xlink:type="simple" xlink:href="#__RefHeading__17463_1541090902" text:style-name="Index_20_Link" text:visited-style-name="Index_20_Link">Miscellaneous<text:tab/>17</text:a></text:p>
          <text:p text:style-name="P41"><text:a xlink:type="simple" xlink:href="#__RefHeading__17465_1541090902" text:style-name="Index_20_Link" text:visited-style-name="Index_20_Link">Secondary Software<text:tab/>17</text:a></text:p>
          <text:p text:style-name="P41"><text:a xlink:type="simple" xlink:href="#__RefHeading__17467_1541090902" text:style-name="Index_20_Link" text:visited-style-name="Index_20_Link">Management<text:tab/>17</text:a></text:p>
          <text:p text:style-name="P39"><text:a xlink:type="simple" xlink:href="#__RefHeading__17469_1541090902" text:style-name="Index_20_Link" text:visited-style-name="Index_20_Link">Detailed Schedule<text:tab/>17</text:a></text:p>
          <text:p text:style-name="P39"><text:a xlink:type="simple" xlink:href="#__RefHeading__17471_1541090902" text:style-name="Index_20_Link" text:visited-style-name="Index_20_Link">Budget<text:tab/>17</text:a></text:p>
          <text:p text:style-name="P39"><text:a xlink:type="simple" xlink:href="#__RefHeading__17473_1541090902" text:style-name="Index_20_Link" text:visited-style-name="Index_20_Link">Risk Analysis<text:tab/>17</text:a></text:p>
          <text:p text:style-name="P39"><text:a xlink:type="simple" xlink:href="#__RefHeading__17475_1541090902" text:style-name="Index_20_Link" text:visited-style-name="Index_20_Link">Localization Plan <text:tab/>17</text:a></text:p>
          <text:p text:style-name="P39"><text:a xlink:type="simple" xlink:href="#__RefHeading__17477_1541090902" text:style-name="Index_20_Link" text:visited-style-name="Index_20_Link">Test Plan<text:tab/>17</text:a></text:p>
          <text:p text:style-name="P41"><text:a xlink:type="simple" xlink:href="#__RefHeading__17479_1541090902" text:style-name="Index_20_Link" text:visited-style-name="Index_20_Link">Appendices<text:tab/>17</text:a></text:p>
          <text:p text:style-name="P39"><text:a xlink:type="simple" xlink:href="#__RefHeading__17481_1541090902" text:style-name="Index_20_Link" text:visited-style-name="Index_20_Link">Asset List<text:tab/>17</text:a></text:p>
          <text:p text:style-name="P38"><text:a xlink:type="simple" xlink:href="#__RefHeading__17483_1541090902" text:style-name="Index_20_Link" text:visited-style-name="Index_20_Link">Art<text:tab/>17</text:a></text:p>
          <text:p text:style-name="P38"><text:soft-page-break/><text:a xlink:type="simple" xlink:href="#__RefHeading__17485_1541090902" text:style-name="Index_20_Link" text:visited-style-name="Index_20_Link">Model and Texture List<text:tab/>17</text:a></text:p>
          <text:p text:style-name="P38"><text:a xlink:type="simple" xlink:href="#__RefHeading__17487_1541090902" text:style-name="Index_20_Link" text:visited-style-name="Index_20_Link">Animation List<text:tab/>17</text:a></text:p>
          <text:p text:style-name="P38"><text:a xlink:type="simple" xlink:href="#__RefHeading__17489_1541090902" text:style-name="Index_20_Link" text:visited-style-name="Index_20_Link">Effects List<text:tab/>17</text:a></text:p>
          <text:p text:style-name="P38"><text:a xlink:type="simple" xlink:href="#__RefHeading__17491_1541090902" text:style-name="Index_20_Link" text:visited-style-name="Index_20_Link">Interface Art List <text:tab/>18</text:a></text:p>
          <text:p text:style-name="P38"><text:a xlink:type="simple" xlink:href="#__RefHeading__17493_1541090902" text:style-name="Index_20_Link" text:visited-style-name="Index_20_Link">Cut scene List<text:tab/>18</text:a></text:p>
          <text:p text:style-name="P38"><text:a xlink:type="simple" xlink:href="#__RefHeading__17495_1541090902" text:style-name="Index_20_Link" text:visited-style-name="Index_20_Link">Sound<text:tab/>18</text:a></text:p>
          <text:p text:style-name="P38"><text:a xlink:type="simple" xlink:href="#__RefHeading__17497_1541090902" text:style-name="Index_20_Link" text:visited-style-name="Index_20_Link">Environmental Sounds<text:tab/>18</text:a></text:p>
          <text:p text:style-name="P38"><text:a xlink:type="simple" xlink:href="#__RefHeading__17499_1541090902" text:style-name="Index_20_Link" text:visited-style-name="Index_20_Link">Weapon Sounds<text:tab/>18</text:a></text:p>
          <text:p text:style-name="P38"><text:a xlink:type="simple" xlink:href="#__RefHeading__17501_1541090902" text:style-name="Index_20_Link" text:visited-style-name="Index_20_Link">Interface Sounds<text:tab/>18</text:a></text:p>
          <text:p text:style-name="P38"><text:a xlink:type="simple" xlink:href="#__RefHeading__17503_1541090902" text:style-name="Index_20_Link" text:visited-style-name="Index_20_Link">Music<text:tab/>18</text:a></text:p>
          <text:p text:style-name="P38"><text:a xlink:type="simple" xlink:href="#__RefHeading__17505_1541090902" text:style-name="Index_20_Link" text:visited-style-name="Index_20_Link">Ambient<text:tab/>18</text:a></text:p>
          <text:p text:style-name="P38"><text:a xlink:type="simple" xlink:href="#__RefHeading__17507_1541090902" text:style-name="Index_20_Link" text:visited-style-name="Index_20_Link">“Action”<text:tab/>18</text:a></text:p>
          <text:p text:style-name="P38"><text:a xlink:type="simple" xlink:href="#__RefHeading__17509_1541090902" text:style-name="Index_20_Link" text:visited-style-name="Index_20_Link">Victory<text:tab/>18</text:a></text:p>
          <text:p text:style-name="P38"><text:a xlink:type="simple" xlink:href="#__RefHeading__17511_1541090902" text:style-name="Index_20_Link" text:visited-style-name="Index_20_Link">Defeat<text:tab/>18</text:a></text:p>
          <text:p text:style-name="P38"><text:a xlink:type="simple" xlink:href="#__RefHeading__17513_1541090902" text:style-name="Index_20_Link" text:visited-style-name="Index_20_Link">Voice<text:tab/>18</text:a></text:p>
          <text:p text:style-name="P38"><text:a xlink:type="simple" xlink:href="#__RefHeading__17515_1541090902" text:style-name="Index_20_Link" text:visited-style-name="Index_20_Link">Actor #1 lines<text:tab/>18</text:a></text:p>
        </text:index-body>
      </text:table-of-content>
      <text:p text:style-name="P3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bookmark text:name="h.3znysh7"/></text:p>
      <text:p text:style-name="P1"><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pan text:style-name="T2"/></text:p>
      <text:p text:style-name="P25"><text:soft-page-break/><text:span text:style-name="T2"/></text:p>
      <text:h text:style-name="P28" text:outline-level="1"><text:bookmark-start text:name="__RefHeading__17135_1541090902"/><text:span text:style-name="T2">Game Overview</text:span><text:bookmark-end text:name="__RefHeading__17135_1541090902"/></text:h>
      <text:h text:style-name="P34" text:outline-level="2"><text:bookmark-start text:name="__RefHeading__17137_1541090902"/><text:span text:style-name="T3">Game</text:span><text:span text:style-name="T3"> </text:span><text:span text:style-name="T3">Concept</text:span><text:bookmark-end text:name="__RefHeading__17137_1541090902"/></text:h>
      <text:p text:style-name="P4"><text:bookmark text:name="h.tyjcwt"/>The Only One™ es un juego de tercera persona situado en una galaxia distante, en donde dos mundos muy distintos se encuentran provocando horrorosos resultados para el mundo pacifico Moobhey. El objetivo del juego es recuperar a Liiluh, la deidad y fuente de poder de los habitantes de Moobhey<text:span text:style-name="T18">.</text:span> <text:span text:style-name="T18">P</text:span>ara ello el jugador se vestirá en la piel de Meelo, quien para lograr salvar al planeta Moobhey debe derrotar a los malvados Karanacianos y así recuperar a Liiluh.</text:p>
      <text:h text:style-name="P22" text:outline-level="2"><text:bookmark-start text:name="__RefHeading__17139_1541090902"/><text:span text:style-name="T3">Feature</text:span><text:span text:style-name="T3"> </text:span><text:span text:style-name="T3">Set</text:span><text:bookmark-end text:name="__RefHeading__17139_1541090902"/></text:h>
      <text:p text:style-name="P1">El juego está inmerso en mundos muy distantes, con armas futuristicas y poderes suprahumanos. El personaje principal posee habilidades mágicas para atacar y defenderse, pero solo puede utilizarlas si puede percibir la energía de Liiluh, puede pelear además, cuerpo a cuerpo pero sin Liiluh se vuelve muy débil. Los enemigos poseen armamento variado de diferentes calibres y daños, pero no pueden utilizar la magia de Liiluh. Para salvar a Liiluh, el jugador debe cumplir una secuencia de objetivos pequeños a lo largo del juego, para lograr acercarse a Liiluh, estos objetivos pueden ser tan simples como derrotar a los ejércitos enemigos, o más complejos como elegir el camino correcto en busca de los raptores, promoviendo de esta forma el aspecto exploratorio del juego.</text:p>
      <text:h text:style-name="P13" text:outline-level="2"><text:bookmark-start text:name="__RefHeading__17141_1541090902"/><text:bookmark text:name="h.cvhgn09lyuj7"/>Genre<text:bookmark-end text:name="__RefHeading__17141_1541090902"/></text:h>
      <text:p text:style-name="P1"><text:bookmark text:name="h.3dy6vkm"/>The Only One ™ es un videojuego TPS o Third Person Shooter.</text:p>
      <text:h text:style-name="P22" text:outline-level="2"><text:bookmark-start text:name="__RefHeading__17143_1541090902"/><text:bookmark text:name="h.n7q0xlnpxm77"/><text:span text:style-name="T3">Target</text:span><text:span text:style-name="T3"> </text:span><text:span text:style-name="T3">Audience</text:span><text:bookmark-end text:name="__RefHeading__17143_1541090902"/></text:h>
      <text:p text:style-name="P1"><text:bookmark text:name="h.1t3h5sf"/>El juego esta dirigido a una audiencia con edades 18+, jugadores de PC. Dado los aspectos negativos de un juego de disparos no se buscara una audiencia menor.</text:p>
      <text:h text:style-name="P34" text:outline-level="2"><text:bookmark-start text:name="__RefHeading__17145_1541090902"/><text:bookmark text:name="h.4d34og8"/><text:span text:style-name="T3">Game</text:span><text:span text:style-name="T3"> </text:span><text:span text:style-name="T3">Flow</text:span><text:span text:style-name="T3"> </text:span><text:bookmark-end text:name="__RefHeading__17145_1541090902"/></text:h>
      <text:p text:style-name="P4"><text:bookmark text:name="h.2s8eyo1"/>El jugador debe recorrer mundos de<text:span text:style-name="T18">va</text:span>stados por los Karanacianos en su regreso a su base, tratando de esta manera alcanzarlos para recuperar a Liiluh. En el camino se encontrara con soldados Karanacianos los cuales deberá combatir para no perder el paso en su búsqueda. En partes deberá recorrer estos mundos y lograr objetivos y en otras deberá enfrentar a sus enemigos. El jugador puede esperar tardar 30 minutos por nivel, dada la dificultad de algunos de los objetivos de los niveles y la fuerza de sus enemigos, estos poderes son especificados en el capitulo de los personajes. El juego completo está en 3D y con una cámara en tercera persona </text:p>
      <text:h text:style-name="P34" text:outline-level="2"><text:bookmark-start text:name="__RefHeading__17147_1541090902"/><text:span text:style-name="T3">Look</text:span><text:span text:style-name="T3"> </text:span><text:span text:style-name="T3">and</text:span><text:span text:style-name="T3"> </text:span><text:span text:style-name="T3">Feel</text:span><text:span text:style-name="T3"> </text:span><text:bookmark-end text:name="__RefHeading__17147_1541090902"/></text:h>
      <text:p text:style-name="P4"><text:bookmark text:name="h.17dp8vu"/><text:soft-page-break/>La esencia principal del diseño visual es representar mundos futuristas/alienigenas , destruidos parcial o totalmente por los Karanacianos. Un aspecto visual importante a destacar son los poderes mágicos del personaje principal, los cuales se presentaran a lo largo de los niveles mientras el personaje se acerca mas a Liiluh.</text:p>
      <text:h text:style-name="P34" text:outline-level="2"><text:bookmark-start text:name="__RefHeading__17149_1541090902"/><text:span text:style-name="T3">Project</text:span><text:span text:style-name="T3"> </text:span><text:span text:style-name="T3">Scope</text:span><text:span text:style-name="T3"> </text:span><text:bookmark-end text:name="__RefHeading__17149_1541090902"/></text:h>
      <text:p text:style-name="P4">El proyecto incluye el prototipo funcional de 3 habilidades mágicas del personaje, junto con un diseño gráfico básico representativo de los niveles iniciales. Dependiendo del retorno obtenido por la audiencia de prueba se largara una versión definitiva con el gameplay completo.</text:p>
      <text:h text:style-name="P22" text:outline-level="3"><text:bookmark-start text:name="__RefHeading__17151_1541090902"/><text:span text:style-name="T4">Number</text:span><text:span text:style-name="T4"> </text:span><text:span text:style-name="T4">of</text:span><text:span text:style-name="T4"> </text:span><text:span text:style-name="T4">locations</text:span><text:bookmark-end text:name="__RefHeading__17151_1541090902"/></text:h>
      <text:p text:style-name="P1">El juego representará 20 mundos diferentes con posibilidad de expansiones de nuevos mundos o áreas.</text:p>
      <text:h text:style-name="P22" text:outline-level="3"><text:bookmark-start text:name="__RefHeading__17153_1541090902"/><text:bookmark text:name="h.mp24zuubuplv"/><text:span text:style-name="T4">Number</text:span><text:span text:style-name="T4"> </text:span><text:span text:style-name="T4">of</text:span><text:span text:style-name="T4"> </text:span><text:span text:style-name="T4">levels</text:span><text:bookmark-end text:name="__RefHeading__17153_1541090902"/></text:h>
      <text:p text:style-name="P1"><text:bookmark text:name="h.26in1rg"/>Cada nivel está representado por un nuevo mundo visitado por el personaje. Las decisiones del personaje lo llevaran a un mundo que lo acerque a Liiluh o a un mundo que lo aleje, siendo este mundo visitado antes o no. La dificultad de los niveles dependerá de las decisiones tomadas por el mismo y la cercanía con su objetivo principal.</text:p>
      <text:h text:style-name="P22" text:outline-level="3"><text:bookmark-start text:name="__RefHeading__17155_1541090902"/><text:bookmark text:name="h.k5hl14dlfbf6"/><text:span text:style-name="T4">Number</text:span><text:span text:style-name="T4"> </text:span><text:span text:style-name="T4">of</text:span><text:span text:style-name="T4"> </text:span><text:span text:style-name="T4">NPC</text:span><text:span text:style-name="T4">’</text:span><text:span text:style-name="T4">s</text:span><text:bookmark-end text:name="__RefHeading__17155_1541090902"/></text:h>
      <text:p text:style-name="P1"><text:bookmark text:name="h.lnxbz9"/>El juego cuenta con habitantes de los planetas devastados, los cuales no pelearán con el personaje principal, pero si interactuarán con el mismo. Además se encuentran los soldados Karanacianos</text:p>
      <text:h text:style-name="P34" text:outline-level="3"><text:bookmark-start text:name="__RefHeading__17157_1541090902"/><text:bookmark text:name="h.35nkun2"/><text:span text:style-name="T4">Number</text:span><text:span text:style-name="T4"> </text:span><text:span text:style-name="T4">of</text:span><text:span text:style-name="T4"> </text:span><text:span text:style-name="T4">weapons</text:span><text:bookmark-end text:name="__RefHeading__17157_1541090902"/></text:h>
      <text:p text:style-name="P4"/>
      <text:p text:style-name="P4"><text:bookmark text:name="h.hqhfbmw8bnvs"/>El personaje principal no posee armas, solo poderes mágicos. Los soldados enemigos poseen armas que difieren según su rango. Las armas están especificadas en el capitulo correspondiente.</text:p>
      <text:h text:style-name="P22" text:outline-level="1"><text:bookmark-start text:name="__RefHeading__17159_1541090902"/><text:span text:style-name="T2">Gameplay</text:span><text:span text:style-name="T2"> </text:span><text:span text:style-name="T2">and</text:span><text:span text:style-name="T2"> <text:s/></text:span><text:span text:style-name="T2">Mechanics</text:span><text:bookmark-end text:name="__RefHeading__17159_1541090902"/></text:h>
      <text:h text:style-name="P13" text:outline-level="2"><text:bookmark-start text:name="__RefHeading__17161_1541090902"/><text:bookmark text:name="h.44sinio"/>Gameplay<text:bookmark-end text:name="__RefHeading__17161_1541090902"/></text:h>
      <text:h text:style-name="P22" text:outline-level="3"><text:bookmark-start text:name="__RefHeading__17163_1541090902"/><text:bookmark text:name="h.c3v1rjjn7b59"/><text:span text:style-name="T4">Game</text:span><text:span text:style-name="T4"> </text:span><text:span text:style-name="T4">Progression</text:span><text:bookmark-end text:name="__RefHeading__17163_1541090902"/></text:h>
      <text:p text:style-name="P1"><text:bookmark text:name="h.upjvghgnbeez"/>El juego contará con una animación introductoria, un total de 20 mundos y una animación final.</text:p>
      <text:p text:style-name="P1"><text:bookmark text:name="h.nc9qcbh6vlbg"/><text:soft-page-break/>Todo juego comenzará con la animación introductoria e inmediatamente después la posibilidad de jugar en el primer mundo.</text:p>
      <text:p text:style-name="P1"><text:bookmark text:name="h.nxr1pl3ju6o9"/>A medida que el jugador avance en cada nivel llegará el punto en el que tendrá la posibilidad de trasladarse a otro mundo con el objetivo de acercarse a Liiluh. El traslado de un planeta a otro no se dispondrá en secuencia de complejidad sino que el jugador es quien deberá elegir hacia que planeta moverse, sabiendo que a mayor cercanía a Liiluh, los enemigos serán más poderosos y la habilidad para derrotarlos será mayor.</text:p>
      <text:p text:style-name="P1"><text:bookmark text:name="h.xwvof7vk4lnr"/>El jugador podrá incluso elegir un planeta que no ayude a su acercamiento a Liiluh sino que lo alejará de él y se dará cuenta de ello por la debilidad de sus oponentes.</text:p>
      <text:p text:style-name="P1"><text:bookmark text:name="h.1grzfcfwc3rp"/>Cada vez que un jugador pierda la vida, recuperará su vida posicionado en el planeta anterior al planeta en el que fue derrotado. De esta forma, volverá a tener la posibilidad de elegir el planeta al cual trasladarse. El único planeta en donde esto no ocurrirá, es en el planeta inicial, en donde el jugador al perder, recobrará su vida al principio del mismo planeta.</text:p>
      <text:p text:style-name="P1"><text:bookmark text:name="h.9n8aqxukzwey"/>Una vez que el jugador alcance el planeta donde Liiluh esté localizado, Liiluh podrá ser observado desde cualquier punto del planeta. Cuando Meelo vea por primera vez a Liiluh, exclamará con júbilo su descubrimiento y así el jugador sabrá que se encuentra en el planeta final (Karanaz).</text:p>
      <text:p text:style-name="P1"><text:bookmark text:name="h.2jxsxqh"/>Luego de recuperar Liiluh, una animación final será mostrada.</text:p>
      <text:h text:style-name="P22" text:outline-level="3"><text:bookmark-start text:name="__RefHeading__17165_1541090902"/><text:bookmark text:name="h.93bz4a1vuvcw"/><text:span text:style-name="T4">M</text:span><text:span text:style-name="T4">ission</text:span><text:span text:style-name="T4">/</text:span><text:span text:style-name="T4">challenge</text:span><text:span text:style-name="T4"> </text:span><text:span text:style-name="T4">Structure</text:span><text:bookmark-end text:name="__RefHeading__17165_1541090902"/></text:h>
      <text:p text:style-name="P1"><text:bookmark text:name="h.z337ya"/><text:span text:style-name="T15">El objetivo final del jugador será recuperar Liiluh para su planeta. Para ello deberá luchar a través de su magia contra los enemigos esparcidos por los diferentes planetas para conseguir acercarse a Liiluh. </text:span></text:p>
      <text:p text:style-name="P26"><text:span text:style-name="T15">La dinámica del juego es primordialmente matar a los enemigos y evitar ser matado, pero también tiene una dosis </text:span><text:span text:style-name="T16">de destreza mental, ya que el jugador deberá elegir bien los planetas a los que se movilizará, teniendo en cuenta su nivel de entrenamiento en el manejo de la magia y la fuerza de sus enemigos, que será mayor a medida que Liiluh esté más cerca. </text:span></text:p>
      <text:p text:style-name="P27"><text:span text:style-name="T16">También el jugador deberá tener la capacidad de divisar si los enemigos a los que se está enfrentando son más bien débiles o fuertes para conocer su posición respecto a Liiluh</text:span></text:p>
      <text:h text:style-name="P22" text:outline-level="3"><text:bookmark-start text:name="__RefHeading__17167_1541090902"/><text:bookmark text:name="h.3j2qqm3"/><text:span text:style-name="T4">Puzzle</text:span><text:span text:style-name="T4"> </text:span><text:span text:style-name="T4">Structure</text:span><text:bookmark-end text:name="__RefHeading__17167_1541090902"/></text:h>
      <text:h text:style-name="P22" text:outline-level="3"><text:bookmark-start text:name="__RefHeading__17169_1541090902"/><text:bookmark text:name="h.1y810tw"/><text:span text:style-name="T4">Objectives </text:span><text:span text:style-name="T5">of the game</text:span><text:bookmark-end text:name="__RefHeading__17169_1541090902"/></text:h>
      <text:h text:style-name="P22" text:outline-level="3"><text:bookmark-start text:name="__RefHeading__17171_1541090902"/><text:bookmark text:name="h.4i7ojhp"/><text:span text:style-name="T4">Play</text:span><text:span text:style-name="T4"> </text:span><text:span text:style-name="T4">Flow</text:span><text:span text:style-name="T4"> – </text:span><text:span text:style-name="T4">How</text:span><text:span text:style-name="T4"> </text:span><text:span text:style-name="T4">does</text:span><text:span text:style-name="T4"> </text:span><text:span text:style-name="T4">the</text:span><text:span text:style-name="T4"> </text:span><text:span text:style-name="T4">game</text:span><text:span text:style-name="T4"> </text:span><text:span text:style-name="T4">flow</text:span><text:span text:style-name="T4"> </text:span><text:span text:style-name="T4">for</text:span><text:span text:style-name="T4"> </text:span><text:span text:style-name="T4">the</text:span><text:span text:style-name="T4"> </text:span><text:span text:style-name="T4">game</text:span><text:span text:style-name="T4"> </text:span><text:span text:style-name="T4">player</text:span><text:bookmark-end text:name="__RefHeading__17171_1541090902"/></text:h>
      <text:h text:style-name="P30" text:outline-level="2"><text:bookmark-start text:name="__RefHeading__17173_1541090902"/><text:bookmark text:name="h.2xcytpi"/><text:soft-page-break/>Mechanics<text:bookmark-end text:name="__RefHeading__17173_1541090902"/></text:h>
      <text:p text:style-name="P4"><text:span text:style-name="T1">What</text:span><text:span text:style-name="T1"> </text:span><text:span text:style-name="T1">are</text:span><text:span text:style-name="T1"> </text:span><text:span text:style-name="T1">the</text:span><text:span text:style-name="T1"> </text:span><text:span text:style-name="T1">rules</text:span><text:span text:style-name="T1"> </text:span><text:span text:style-name="T1">to</text:span><text:span text:style-name="T1"> </text:span><text:span text:style-name="T1">the</text:span><text:span text:style-name="T1"> </text:span><text:span text:style-name="T1">game</text:span><text:span text:style-name="T1">, </text:span><text:span text:style-name="T1">both</text:span><text:span text:style-name="T1"> </text:span><text:span text:style-name="T1">implicit</text:span><text:span text:style-name="T1"> </text:span><text:span text:style-name="T1">and</text:span><text:span text:style-name="T1"> </text:span><text:span text:style-name="T1">explicit</text:span><text:span text:style-name="T1">. <text:s/></text:span><text:span text:style-name="T1">This</text:span><text:span text:style-name="T1"> </text:span><text:span text:style-name="T1">is</text:span><text:span text:style-name="T1"> </text:span><text:span text:style-name="T1">the</text:span><text:span text:style-name="T1"> </text:span><text:span text:style-name="T1">model</text:span><text:span text:style-name="T1"> </text:span><text:span text:style-name="T1">of</text:span><text:span text:style-name="T1"> </text:span><text:span text:style-name="T1">the</text:span><text:span text:style-name="T1"> </text:span><text:span text:style-name="T1">universe</text:span><text:span text:style-name="T1"> </text:span><text:span text:style-name="T1">that</text:span><text:span text:style-name="T1"> </text:span><text:span text:style-name="T1">the</text:span><text:span text:style-name="T1"> </text:span><text:span text:style-name="T1">game</text:span><text:span text:style-name="T1"> </text:span><text:span text:style-name="T1">works</text:span><text:span text:style-name="T1"> </text:span><text:span text:style-name="T1">under</text:span><text:span text:style-name="T1">. <text:s/></text:span><text:span text:style-name="T1">Think</text:span><text:span text:style-name="T1"> </text:span><text:span text:style-name="T1">of</text:span><text:span text:style-name="T1"> </text:span><text:span text:style-name="T1">it</text:span><text:span text:style-name="T1"> </text:span><text:span text:style-name="T1">as</text:span><text:span text:style-name="T1"> </text:span><text:span text:style-name="T1">a</text:span><text:span text:style-name="T1"> </text:span><text:span text:style-name="T1">simulation</text:span><text:span text:style-name="T1"> </text:span><text:span text:style-name="T1">of</text:span><text:span text:style-name="T1"> </text:span><text:span text:style-name="T1">a</text:span><text:span text:style-name="T1"> </text:span><text:span text:style-name="T1">world</text:span><text:span text:style-name="T1">, </text:span><text:span text:style-name="T1">how</text:span><text:span text:style-name="T1"> </text:span><text:span text:style-name="T1">do</text:span><text:span text:style-name="T1"> </text:span><text:span text:style-name="T1">all</text:span><text:span text:style-name="T1"> </text:span><text:span text:style-name="T1">the</text:span><text:span text:style-name="T1"> </text:span><text:span text:style-name="T1">pieces</text:span><text:span text:style-name="T1"> </text:span><text:span text:style-name="T1">interact</text:span><text:span text:style-name="T1">? <text:s/></text:span><text:span text:style-name="T1">This</text:span><text:span text:style-name="T1"> </text:span><text:span text:style-name="T1">actually</text:span><text:span text:style-name="T1"> </text:span><text:span text:style-name="T1">can</text:span><text:span text:style-name="T1"> </text:span><text:span text:style-name="T1">be</text:span><text:span text:style-name="T1"> </text:span><text:span text:style-name="T1">a</text:span><text:span text:style-name="T1"> </text:span><text:span text:style-name="T1">very</text:span><text:span text:style-name="T1"> </text:span><text:span text:style-name="T1">large</text:span><text:span text:style-name="T1"> </text:span><text:span text:style-name="T1">section</text:span><text:span text:style-name="T1">.</text:span></text:p>
      <text:p text:style-name="P4"><text:bookmark text:name="h.1ci93xb"/></text:p>
      <text:h text:style-name="P22" text:outline-level="3"><text:bookmark-start text:name="__RefHeading__17175_1541090902"/><text:span text:style-name="T4">Physics</text:span><text:span text:style-name="T4"> – </text:span><text:span text:style-name="T4">How</text:span><text:span text:style-name="T4"> </text:span><text:span text:style-name="T4">does</text:span><text:span text:style-name="T4"> </text:span><text:span text:style-name="T4">the</text:span><text:span text:style-name="T4"> </text:span><text:span text:style-name="T4">physical</text:span><text:span text:style-name="T4"> </text:span><text:span text:style-name="T4">universe</text:span><text:span text:style-name="T4"> </text:span><text:span text:style-name="T4">work</text:span><text:span text:style-name="T4">?</text:span><text:bookmark-end text:name="__RefHeading__17175_1541090902"/></text:h>
      <text:h text:style-name="P15" text:outline-level="3"><text:bookmark-start text:name="__RefHeading__17177_1541090902"/><text:bookmark text:name="h.3whwml4"/>Movement<text:bookmark-end text:name="__RefHeading__17177_1541090902"/></text:h>
      <text:h text:style-name="P22" text:outline-level="3"><text:bookmark-start text:name="__RefHeading__17179_1541090902"/><text:span text:style-name="T8">General</text:span><text:span text:style-name="T8"> </text:span><text:span text:style-name="T8">Movement</text:span><text:bookmark-end text:name="__RefHeading__17179_1541090902"/></text:h>
      <text:h text:style-name="P34" text:outline-level="3"><text:bookmark-start text:name="__RefHeading__17181_1541090902"/><text:span text:style-name="T8">Other</text:span><text:span text:style-name="T8"> </text:span><text:span text:style-name="T8">Movement</text:span><text:bookmark-end text:name="__RefHeading__17181_1541090902"/></text:h>
      <text:p text:style-name="P4"><text:bookmark text:name="h.2bn6wsx"/></text:p>
      <text:h text:style-name="P15" text:outline-level="3"><text:bookmark-start text:name="__RefHeading__17183_1541090902"/>Objects<text:bookmark-end text:name="__RefHeading__17183_1541090902"/></text:h>
      <text:h text:style-name="P22" text:outline-level="3"><text:bookmark-start text:name="__RefHeading__17185_1541090902"/><text:span text:style-name="T8">Picking</text:span><text:span text:style-name="T8"> </text:span><text:span text:style-name="T8">Up</text:span><text:span text:style-name="T8"> </text:span><text:span text:style-name="T8">Objects</text:span><text:bookmark-end text:name="__RefHeading__17185_1541090902"/></text:h>
      <text:h text:style-name="P34" text:outline-level="3"><text:bookmark-start text:name="__RefHeading__17187_1541090902"/><text:span text:style-name="T8">Moving</text:span><text:span text:style-name="T8"> </text:span><text:span text:style-name="T8">Objects</text:span><text:bookmark-end text:name="__RefHeading__17187_1541090902"/></text:h>
      <text:p text:style-name="P4"><text:bookmark text:name="h.qsh70q"/></text:p>
      <text:h text:style-name="P15" text:outline-level="3"><text:bookmark-start text:name="__RefHeading__17189_1541090902"/>Actions<text:bookmark-end text:name="__RefHeading__17189_1541090902"/></text:h>
      <text:h text:style-name="P22" text:outline-level="3"><text:bookmark-start text:name="__RefHeading__17191_1541090902"/><text:span text:style-name="T8">Switches</text:span><text:span text:style-name="T8"> </text:span><text:span text:style-name="T8">and</text:span><text:span text:style-name="T8"> </text:span><text:span text:style-name="T8">Buttons</text:span><text:bookmark-end text:name="__RefHeading__17191_1541090902"/></text:h>
      <text:h text:style-name="P22" text:outline-level="3"><text:bookmark-start text:name="__RefHeading__17193_1541090902"/><text:span text:style-name="T8">Picking</text:span><text:span text:style-name="T8"> </text:span><text:span text:style-name="T8">Up</text:span><text:span text:style-name="T8">, </text:span><text:span text:style-name="T8">Carrying</text:span><text:span text:style-name="T8"> </text:span><text:span text:style-name="T8">and</text:span><text:span text:style-name="T8"> </text:span><text:span text:style-name="T8">Dropping</text:span><text:bookmark-end text:name="__RefHeading__17193_1541090902"/></text:h>
      <text:h text:style-name="P17" text:outline-level="3"><text:bookmark-start text:name="__RefHeading__17195_1541090902"/>Talking<text:bookmark-end text:name="__RefHeading__17195_1541090902"/></text:h>
      <text:h text:style-name="P31" text:outline-level="3"><text:bookmark-start text:name="__RefHeading__17197_1541090902"/>Reading<text:bookmark-end text:name="__RefHeading__17197_1541090902"/></text:h>
      <text:p text:style-name="P4"><text:bookmark text:name="h.3as4poj"/></text:p>
      <text:h text:style-name="P22" text:outline-level="3"><text:bookmark-start text:name="__RefHeading__17199_1541090902"/><text:span text:style-name="T4">Combat</text:span><text:span text:style-name="T4"> – </text:span><text:span text:style-name="T4">If</text:span><text:span text:style-name="T4"> </text:span><text:span text:style-name="T4">there</text:span><text:span text:style-name="T4"> </text:span><text:span text:style-name="T4">is</text:span><text:span text:style-name="T4"> </text:span><text:span text:style-name="T4">combat</text:span><text:span text:style-name="T4"> </text:span><text:span text:style-name="T4">or</text:span><text:span text:style-name="T4"> </text:span><text:span text:style-name="T4">even</text:span><text:span text:style-name="T4"> </text:span><text:span text:style-name="T4">conflict</text:span><text:span text:style-name="T4">, </text:span><text:span text:style-name="T4">how</text:span><text:span text:style-name="T4"> </text:span><text:span text:style-name="T4">is</text:span><text:span text:style-name="T4"> </text:span><text:span text:style-name="T4">this</text:span><text:span text:style-name="T4"> </text:span><text:span text:style-name="T4">specifically</text:span><text:span text:style-name="T4"> </text:span><text:span text:style-name="T4">modeled</text:span><text:span text:style-name="T4">?</text:span><text:bookmark-end text:name="__RefHeading__17199_1541090902"/></text:h>
      <text:h text:style-name="P34" text:outline-level="3"><text:bookmark-start text:name="__RefHeading__17201_1541090902"/><text:bookmark text:name="h.1pxezwc"/><text:span text:style-name="T4">Economy</text:span><text:span text:style-name="T4"> – </text:span><text:span text:style-name="T4">What</text:span><text:span text:style-name="T4"> </text:span><text:span text:style-name="T4">is</text:span><text:span text:style-name="T4"> </text:span><text:span text:style-name="T4">the</text:span><text:span text:style-name="T4"> </text:span><text:span text:style-name="T4">economy</text:span><text:span text:style-name="T4"> </text:span><text:span text:style-name="T4">of</text:span><text:span text:style-name="T4"> </text:span><text:span text:style-name="T4">the</text:span><text:span text:style-name="T4"> </text:span><text:span text:style-name="T4">game</text:span><text:span text:style-name="T4">? </text:span><text:span text:style-name="T4">How</text:span><text:span text:style-name="T4"> </text:span><text:span text:style-name="T4">does</text:span><text:span text:style-name="T4"> </text:span><text:span text:style-name="T4">it</text:span><text:span text:style-name="T4"> </text:span><text:span text:style-name="T4">work</text:span><text:span text:style-name="T4">?</text:span><text:bookmark-end text:name="__RefHeading__17201_1541090902"/></text:h>
      <text:p text:style-name="P4"><text:bookmark text:name="h.49x2ik5"/></text:p>
      <text:h text:style-name="P22" text:outline-level="1"><text:bookmark-start text:name="__RefHeading__17203_1541090902"/><text:span text:style-name="T3">Screen</text:span><text:span text:style-name="T3"> </text:span><text:span text:style-name="T3">Flow</text:span><text:bookmark-end text:name="__RefHeading__17203_1541090902"/></text:h>
      <text:h text:style-name="P22" text:outline-level="2"><text:bookmark-start text:name="__RefHeading__17205_1541090902"/><text:bookmark text:name="h.2p2csry"/><text:span text:style-name="T4">Screen</text:span><text:span text:style-name="T4"> </text:span><text:span text:style-name="T4">Flow</text:span><text:span text:style-name="T4"> </text:span><text:span text:style-name="T4">Chart</text:span><text:span text:style-name="T4"> – </text:span><text:span text:style-name="T4">A</text:span><text:span text:style-name="T4"> </text:span><text:span text:style-name="T4">graphical</text:span><text:span text:style-name="T4"> </text:span><text:span text:style-name="T4">description</text:span><text:span text:style-name="T4"> </text:span><text:span text:style-name="T4">of</text:span><text:span text:style-name="T4"> </text:span><text:span text:style-name="T4">how</text:span><text:span text:style-name="T4"> </text:span><text:span text:style-name="T4">each</text:span><text:span text:style-name="T4"> </text:span><text:span text:style-name="T4">screen</text:span><text:span text:style-name="T4"> </text:span><text:span text:style-name="T4">is</text:span><text:span text:style-name="T4"> </text:span><text:span text:style-name="T4">related</text:span><text:span text:style-name="T4"> </text:span><text:span text:style-name="T4">to</text:span><text:span text:style-name="T4"> </text:span><text:span text:style-name="T4">every</text:span><text:span text:style-name="T4"> </text:span><text:span text:style-name="T4">other</text:span><text:bookmark-end text:name="__RefHeading__17205_1541090902"/></text:h>
      <text:h text:style-name="P22" text:outline-level="2"><text:bookmark-start text:name="__RefHeading__17207_1541090902"/><text:bookmark text:name="h.147n2zr"/><text:soft-page-break/><text:span text:style-name="T4">Screen</text:span><text:span text:style-name="T4"> </text:span><text:span text:style-name="T4">Descriptions</text:span><text:span text:style-name="T4"> – </text:span><text:span text:style-name="T4">What</text:span><text:span text:style-name="T4"> </text:span><text:span text:style-name="T4">is</text:span><text:span text:style-name="T4"> </text:span><text:span text:style-name="T4">the</text:span><text:span text:style-name="T4"> </text:span><text:span text:style-name="T4">purpose</text:span><text:span text:style-name="T4"> </text:span><text:span text:style-name="T4">of</text:span><text:span text:style-name="T4"> </text:span><text:span text:style-name="T4">each</text:span><text:span text:style-name="T4"> </text:span><text:span text:style-name="T4">screen</text:span><text:span text:style-name="T4">? </text:span><text:bookmark-end text:name="__RefHeading__17207_1541090902"/></text:h>
      <text:h text:style-name="P22" text:outline-level="2"><text:bookmark-start text:name="__RefHeading__17209_1541090902"/><text:span text:style-name="T8">Main</text:span><text:span text:style-name="T8"> </text:span><text:span text:style-name="T8">Menu</text:span><text:span text:style-name="T8"> </text:span><text:span text:style-name="T8">Screen</text:span><text:bookmark-end text:name="__RefHeading__17209_1541090902"/></text:h>
      <text:h text:style-name="P22" text:outline-level="2"><text:bookmark-start text:name="__RefHeading__17211_1541090902"/><text:bookmark text:name="h.3o7alnk"/><text:span text:style-name="T8">Options</text:span><text:span text:style-name="T8"> </text:span><text:span text:style-name="T8">Screen</text:span><text:bookmark-end text:name="__RefHeading__17211_1541090902"/></text:h>
      <text:h text:style-name="P22" text:outline-level="2"><text:bookmark-start text:name="__RefHeading__17213_1541090902"/><text:span text:style-name="T3">Game</text:span><text:span text:style-name="T3"> </text:span><text:span text:style-name="T3">Options</text:span><text:span text:style-name="T3"> – </text:span><text:span text:style-name="T3">What</text:span><text:span text:style-name="T3"> </text:span><text:span text:style-name="T3">are</text:span><text:span text:style-name="T3"> </text:span><text:span text:style-name="T3">the</text:span><text:span text:style-name="T3"> </text:span><text:span text:style-name="T3">options</text:span><text:span text:style-name="T3"> </text:span><text:span text:style-name="T3">and</text:span><text:span text:style-name="T3"> </text:span><text:span text:style-name="T3">how</text:span><text:span text:style-name="T3"> </text:span><text:span text:style-name="T3">do</text:span><text:span text:style-name="T3"> </text:span><text:span text:style-name="T3">they</text:span><text:span text:style-name="T3"> </text:span><text:span text:style-name="T3">affect</text:span><text:span text:style-name="T3"> </text:span><text:span text:style-name="T3">game</text:span><text:span text:style-name="T3"> </text:span><text:span text:style-name="T3">play</text:span><text:span text:style-name="T3"> </text:span><text:span text:style-name="T3">and</text:span><text:span text:style-name="T3"> </text:span><text:span text:style-name="T3">mechanics</text:span><text:span text:style-name="T3">?</text:span><text:bookmark-end text:name="__RefHeading__17213_1541090902"/></text:h>
      <text:h text:style-name="P22" text:outline-level="2"><text:bookmark-start text:name="__RefHeading__17215_1541090902"/><text:bookmark text:name="h.23ckvvd"/><text:span text:style-name="T3">Replaying</text:span><text:span text:style-name="T3"> </text:span><text:span text:style-name="T3">and</text:span><text:span text:style-name="T3"> </text:span><text:span text:style-name="T3">Saving</text:span><text:span text:style-name="T3"> </text:span><text:bookmark-end text:name="__RefHeading__17215_1541090902"/></text:h>
      <text:h text:style-name="P34" text:outline-level="2"><text:bookmark-start text:name="__RefHeading__17217_1541090902"/><text:bookmark text:name="h.ihv636"/><text:span text:style-name="T3">Cheats</text:span><text:span text:style-name="T3"> </text:span><text:span text:style-name="T3">and</text:span><text:span text:style-name="T3"> </text:span><text:span text:style-name="T3">Easter</text:span><text:span text:style-name="T3"> </text:span><text:span text:style-name="T3">Eggs</text:span><text:bookmark-end text:name="__RefHeading__17217_1541090902"/></text:h>
      <text:p text:style-name="P4"><text:bookmark text:name="h.32hioqz"/></text:p>
      <text:h text:style-name="P22" text:outline-level="1"><text:bookmark-start text:name="__RefHeading__17317_1541090902"/><text:span text:style-name="T2">Story</text:span><text:span text:style-name="T2">, </text:span><text:span text:style-name="T2">Setting</text:span><text:span text:style-name="T2"> </text:span><text:span text:style-name="T2">and</text:span><text:span text:style-name="T2"> </text:span><text:span text:style-name="T2">Character</text:span><text:span text:style-name="T2"> <text:s/></text:span><text:bookmark-end text:name="__RefHeading__17317_1541090902"/></text:h>
      <text:h text:style-name="P22" text:outline-level="2"><text:bookmark-start text:name="__RefHeading__17319_1541090902"/><text:bookmark text:name="h.ggeekrasd4v8"/><text:span text:style-name="T4">Back</text:span><text:span text:style-name="T4"> </text:span><text:span text:style-name="T4">story</text:span><text:bookmark-end text:name="__RefHeading__17319_1541090902"/></text:h>
      <text:p text:style-name="P1"><text:bookmark text:name="h.vpmyrkco390a"/>Dentro del sector 2323 se encuentra el planeta Moobhey, un pacífico y acogedor lugar donde sus habitantes pasan sus días adorando a la deidad Liiluh y trabajando la tierra.</text:p>
      <text:p text:style-name="P1"><text:bookmark text:name="h.bfzzhqypuw0l"/>Los Moobhers no poseen sistema monetario, trabajan de forma cooperativa, bajo la única ley, todos para todos. Tampoco poseen sistema de gobierno, solo hacen caso a las altas cabezas religiosas del templo de Monte Liiluh, que según se dice, pueden escuchar los pensamientos de la diosa. Pero algo poseen los Moobhers que los hace diferentes y es la magia, los Moobhers canalizan la magia que emite Liiluh y de esta forma pueden realizar diferentes actos y poderes mágicos, como levitar objetos o emitir rayos de energía, entre otros poderes que varían según el linaje y nivel de estudio que posea el Moobher.</text:p>
      <text:p text:style-name="P1"><text:bookmark text:name="h.8deypqyukizp"/>En el Monte Liiluh se encuentran los monjes Liiluhtanos dedicados su vida entera a profesar la religión de Liiluh y aumentar su conocimiento en las artes de la magia. Los monjes Liiluhtanos son los guerreros más fuertes de todo el sector norte del universo, pero nunca pelean, solo dedican su vida a entrenar y rezar.</text:p>
      <text:p text:style-name="P1"><text:bookmark text:name="h.ncrg0vn3lpp9"/>En el planeta Moobhey tampoco existe un sistema militar, aun teniendo los mejores guerreros a su alcance, pero nunca tuvieron problemas… hasta ahora.</text:p>
      <text:p text:style-name="P1"><text:bookmark text:name="h.xm2ts88aowkw"/>En el conocido anillo negro del sector sur del universo, el planeta de carroñeros Karanaz a millones de años luz de Moobhey se enteraría muy pronto de Moobhey y Liiluh.</text:p>
      <text:p text:style-name="P1"><text:bookmark text:name="h.80ztbm3ilyoj"/>Karanaz tiene todos los condimentos para ser un planeta muerto, no tiene agua, no tiene ozono, no soporta vida. Ningún tipo de alimento es capaz de crecer en ese planeta, pero aun así los Karanacianos adoran su planeta y viven en él, gracias al saqueo y destrucción de otros planetas. Hace ya 6 años que poseen el Karaniz <text:s/>el arma de destrucción masiva <text:soft-page-break/>más perfecto del universo, o lo sería si no fuera por un pequeño problema: su consumo de energía. Cada uno de los días de esos 6 años los Karanacianos trabajan día y noche tratando de conseguir, crear o modificar una fuente de energía que sirva de sustento para su arma, sin ningún acierto. Una rama de los Karanacianos empieza a dudar de la veracidad de esta arma y su supuesto poder.</text:p>
      <text:p text:style-name="P1"><text:bookmark text:name="h.eatg3savn0z3"/>Todo cambiaría cuando un grupo de Karanacianos saqueó el planeta Zinkis y escuchó sobre Liiluh y su gran poder de emitir magia. Pero no solo escuchan de Liiluh, sino también de los Liiluhtanos, así que el gran Ario Karanaciano decide idear un plan para raptar a Liiluh, actuarían como que saquean el pueblo Moobhey y cuando los Liiluhtanos vayan a defenderlos, robarían la diosa y huirían para poder investigar cómo usarla en su Karaniz.</text:p>
      <text:p text:style-name="P1"><text:bookmark text:name="h.jnu2zrzfgjhw"/>Todo comenzó al alba de la estrella Lii, antes que Luh salga por el norte, no duro más de 5 minutos y los Karanacianos obtuvieron a Liiluh con muchas bajas y escapando dejando tropas sin posibilidad de rescate, pero lograron su preciado botín.</text:p>
      <text:p text:style-name="P1"><text:bookmark text:name="h.ebdiv6vgvn1"/>A medida que los Karanacianos se marchaban con Liiluh, los poderes de los Liiluhtanos y los moobhers se debilitaban, y no solo eso, los más débiles comenzaron a enfermarse y hasta morir. No había mucho para hacer sin Liiluh, Moobhey moriría. Pero nadie contaba con Meelo, un huérfano y aprendiz de carpintero que se escapaba a presenciar e imitar los entrenamientos de los monjes en sus tiempos libres, no parecía enfermarse o debilitarse por la falta de Liiluh, no podía canalizar la magia como el resto de los habitantes, pero aun podía combatir, y lo hacía muy bien. Todos podían darse cuenta de la habilidad de Meelo, y el monje supremo Bru tomo la decisión sin pensarlo, “Meelo, hijo de Moobhey, esperanza de Moobhey, tráela de vuelta”, no necesito mas palabra, Meelo comprendió lo que debía hacer mientras Bru y el resto de los monjes superiores detenían a los Karanacianos que intentaban subir a su nave de rapiña, Meelo se subió y despego, en busca de Liiluh.</text:p>
      <text:p text:style-name="P1"><text:bookmark text:name="h.12f2xb965mjo"/>Es por eso Meelo, que tu eres The Only One ™ y el futuro de Moobhey y sus habitantes esta en tus manos, ¿tenés lo que se necesita para ser el mejor Liiluhtano que Mobhey haya visto, o sólo serás el aprendiz de carpintero que nunca pudo diferenciar una veta de un nudo?</text:p>
      <text:h text:style-name="P22" text:outline-level="2"><text:bookmark-start text:name="__RefHeading__17321_1541090902"/><text:bookmark text:name="h.41mghml"/><text:span text:style-name="T4">Plot</text:span><text:span text:style-name="T4"> </text:span><text:span text:style-name="T4">Elements</text:span><text:bookmark-end text:name="__RefHeading__17321_1541090902"/></text:h>
      <text:h text:style-name="P22" text:outline-level="2"><text:bookmark-start text:name="__RefHeading__17323_1541090902"/><text:bookmark text:name="h.2grqrue"/><text:span text:style-name="T4">Game</text:span><text:span text:style-name="T4"> </text:span><text:span text:style-name="T4">Progression</text:span><text:bookmark-end text:name="__RefHeading__17323_1541090902"/></text:h>
      <text:h text:style-name="P22" text:outline-level="2"><text:bookmark-start text:name="__RefHeading__17325_1541090902"/><text:bookmark text:name="h.vx1227"/><text:span text:style-name="T4">License</text:span><text:span text:style-name="T4"> </text:span><text:span text:style-name="T4">Considerations</text:span><text:bookmark-end text:name="__RefHeading__17325_1541090902"/></text:h>
      <text:h text:style-name="P22" text:outline-level="2"><text:bookmark-start text:name="__RefHeading__17327_1541090902"/><text:bookmark text:name="h.3fwokq0"/><text:span text:style-name="T4">Cut</text:span><text:span text:style-name="T4"> </text:span><text:span text:style-name="T4">Scenes</text:span><text:bookmark-end text:name="__RefHeading__17327_1541090902"/></text:h>
      <text:h text:style-name="P22" text:outline-level="2"><text:bookmark-start text:name="__RefHeading__17329_1541090902"/><text:span text:style-name="T8">Cut</text:span><text:span text:style-name="T8"> </text:span><text:span text:style-name="T8">scene</text:span><text:span text:style-name="T8"> #1</text:span><text:bookmark-end text:name="__RefHeading__17329_1541090902"/></text:h>
      <text:h text:style-name="P19" text:outline-level="3"><text:bookmark-start text:name="__RefHeading__17331_1541090902"/><text:soft-page-break/>Actors<text:bookmark-end text:name="__RefHeading__17331_1541090902"/></text:h>
      <text:h text:style-name="P19" text:outline-level="3"><text:bookmark-start text:name="__RefHeading__17333_1541090902"/>Description<text:bookmark-end text:name="__RefHeading__17333_1541090902"/></text:h>
      <text:h text:style-name="P19" text:outline-level="3"><text:bookmark-start text:name="__RefHeading__17335_1541090902"/>Storyboard<text:bookmark-end text:name="__RefHeading__17335_1541090902"/></text:h>
      <text:h text:style-name="P32" text:outline-level="3"><text:bookmark-start text:name="__RefHeading__17337_1541090902"/>Script<text:bookmark-end text:name="__RefHeading__17337_1541090902"/></text:h>
      <text:p text:style-name="P4"><text:bookmark text:name="h.1v1yuxt"/></text:p>
      <text:h text:style-name="P22" text:outline-level="1"><text:bookmark-start text:name="__RefHeading__17339_1541090902"/><text:span text:style-name="T3">Game</text:span><text:span text:style-name="T3"> </text:span><text:span text:style-name="T3">World</text:span><text:bookmark-end text:name="__RefHeading__17339_1541090902"/></text:h>
      <text:h text:style-name="P22" text:outline-level="2"><text:bookmark-start text:name="__RefHeading__17341_1541090902"/><text:bookmark text:name="h.4f1mdlm"/><text:span text:style-name="T4">General</text:span><text:span text:style-name="T4"> </text:span><text:span text:style-name="T4">look</text:span><text:span text:style-name="T4"> </text:span><text:span text:style-name="T4">and</text:span><text:span text:style-name="T4"> </text:span><text:span text:style-name="T4">feel</text:span><text:span text:style-name="T4"> </text:span><text:span text:style-name="T4">of</text:span><text:span text:style-name="T4"> </text:span><text:span text:style-name="T4">world</text:span><text:bookmark-end text:name="__RefHeading__17341_1541090902"/></text:h>
      <text:h text:style-name="P22" text:outline-level="2"><text:bookmark-start text:name="__RefHeading__17343_1541090902"/><text:bookmark text:name="h.2u6wntf"/><text:span text:style-name="T4">Area</text:span><text:span text:style-name="T4"> #1</text:span><text:bookmark-end text:name="__RefHeading__17343_1541090902"/></text:h>
      <text:h text:style-name="P22" text:outline-level="2"><text:bookmark-start text:name="__RefHeading__17345_1541090902"/><text:span text:style-name="T8">General</text:span><text:span text:style-name="T8"> </text:span><text:span text:style-name="T8">Description</text:span><text:bookmark-end text:name="__RefHeading__17345_1541090902"/></text:h>
      <text:h text:style-name="P22" text:outline-level="2"><text:bookmark-start text:name="__RefHeading__17347_1541090902"/><text:span text:style-name="T8">Physical</text:span><text:span text:style-name="T8"> </text:span><text:span text:style-name="T8">Characteristics</text:span><text:bookmark-end text:name="__RefHeading__17347_1541090902"/></text:h>
      <text:h text:style-name="P22" text:outline-level="2"><text:bookmark-start text:name="__RefHeading__17349_1541090902"/><text:span text:style-name="T8">Levels</text:span><text:span text:style-name="T8"> </text:span><text:span text:style-name="T8">that</text:span><text:span text:style-name="T8"> </text:span><text:span text:style-name="T8">use</text:span><text:span text:style-name="T8"> </text:span><text:span text:style-name="T8">area</text:span><text:bookmark-end text:name="__RefHeading__17349_1541090902"/></text:h>
      <text:h text:style-name="P34" text:outline-level="2"><text:bookmark-start text:name="__RefHeading__17351_1541090902"/><text:span text:style-name="T8">Connections</text:span><text:span text:style-name="T8"> </text:span><text:span text:style-name="T8">to</text:span><text:span text:style-name="T8"> </text:span><text:span text:style-name="T8">other</text:span><text:span text:style-name="T8"> </text:span><text:span text:style-name="T8">areas</text:span><text:bookmark-end text:name="__RefHeading__17351_1541090902"/></text:h>
      <text:p text:style-name="P4"><text:bookmark text:name="h.19c6y18"/></text:p>
      <text:h text:style-name="P13" text:outline-level="1"><text:bookmark-start text:name="__RefHeading__17353_1541090902"/>Characters<text:bookmark-end text:name="__RefHeading__17353_1541090902"/></text:h>
      <text:p text:style-name="P1"><text:bookmark text:name="h.6y9l1xs909rw"/><text:span text:style-name="T11">Moobhers</text:span>: Civilización del planeta Moobhey dedicados a trabajar la tierra, con sus distintas profesiones como ser carpintero, herrero, etc. Viven de la caza y pesca en mayor parte además de criar animales para su consumo</text:p>
      <text:p text:style-name="P1"><text:bookmark text:name="h.499xjlj505cx"/><text:span text:style-name="T11">Liiluh</text:span>: especie de bola prismática de color (celeste) de tamaño mediano que emite energía con los cuales los moobhers obtienen sus poderes (canalizan la magia) previo estudio con los grandes monjes Liiluhtanos y gracias a ella se curan de todas las enfermedades que podrían llegar a tener, en pocas palabras es el sostén del planeta sin ella se hace muy difícil subsistir. Los moobhers la adoran como una diosa y la protegen con su vida.</text:p>
      <text:p text:style-name="P1"><text:bookmark text:name="h.tyalujja2xro"/><text:span text:style-name="T11">Monjes</text:span><text:span text:style-name="T11"> </text:span><text:span text:style-name="T11">Liiluhtanos</text:span>: ciudadanos ilustres de Moobhey son los más poderosos de moobhers dedicados a rezar y entrenar, de ellos depende la paz en el planeta.</text:p>
      <text:p text:style-name="P1"><text:bookmark text:name="h.blk6eb6gjwyj"/><text:span text:style-name="T11">Meelo</text:span>: un moobhers huérfano y aprendiz de carpintero, muy entusiasta y de gran habilidad, como todo joven con mucha curiosidad por las peleas que se llevan a cabo en el gran templo donde los dioses supremos y Bru llevan a cabo dichos enfrentamientos, será nuestro protagonista durante esta divertida y atrapante historia.</text:p>
      <text:p text:style-name="P1"><text:bookmark text:name="h.vsj3vf1m2oa0"/><text:soft-page-break/><text:span text:style-name="T12">Karanaz</text:span>: es un planeta inhabitable por donde se lo mire, no posee agua, ozono y no soporta vida. Antes de que esto sucediese a este planeta era un bello lugar donde todos Vivian como hermanos ayudándose entre sí. Esto se debio luego de que Ario matase a su padre Arnus.</text:p>
      <text:p text:style-name="P1"><text:bookmark text:name="h.im01xhvvswur"/><text:span text:style-name="T11">Karanacianos</text:span>: son delincuentes sin escrupulos que viven del saqueo y destrucción de otros planetas. Existen varios rangos de estos ladrones que se lo va dando el mismo Ario, de acuerdo a su poder de destrucción y su fidelidad.</text:p>
      <text:p text:style-name="P1"><text:bookmark text:name="h.k27slm5emt1"/><text:span text:style-name="T11">Karaniz</text:span>: el arma que contruyo Ario con el fin de aniquilar a todos los planetas del universo. Es muy poderosa y destructiva pero necesita de una fuente de energía para poder funcionar.</text:p>
      <text:p text:style-name="P1"><text:bookmark text:name="h.sdkiwt9ejk2f"/><text:span text:style-name="T11">Ario</text:span>: es el jefe de los karanacianos vil y cruel sin igual, luego de matar a su propio padre para conseguir el poder de Karanaz. Corrompido por la maldad luego de ver como unos delicuentes asesinaban a su madre, juro que construir un arma tan poderosa que nadie lo pueda parar y asi exterminar a todos los planetas del universo.</text:p>
      <text:p text:style-name="P1"><text:bookmark text:name="h.1biivlw1975s"/><text:span text:style-name="T11">Arnus</text:span>: fue el padre de Ario un soberano amable y bondadoso.</text:p>
      <text:p text:style-name="P1"><text:bookmark text:name="h.pxcnx1mf22ii"/><text:span text:style-name="T11">Bru</text:span>: es el monje mas poderoso que tiene Moobhers, todos los respetan y le tienen una gran admiración porque siempre reza y entrena para aprender nuevos poderes que luego enseña a los otros monjes que entrenan en Mistic.</text:p>
      <text:p text:style-name="P1"><text:bookmark text:name="h.8qxckeeo96p6"/><text:span text:style-name="T11">Mistic</text:span>: un gran templo que fue creado por los antiguos monjes con sus propias manos el poder de la energia emitida por Liiluh es mas grande en el templo que en cualquier lugar del planeta.</text:p>
      <text:p text:style-name="P1"><text:bookmark text:name="h.3tbugp1"/></text:p>
      <text:h text:style-name="P22" text:outline-level="2"><text:bookmark-start text:name="__RefHeading__17355_1541090902"/><text:span text:style-name="T8">Back</text:span><text:span text:style-name="T8"> </text:span><text:span text:style-name="T8">story</text:span><text:bookmark-end text:name="__RefHeading__17355_1541090902"/></text:h>
      <text:h text:style-name="P17" text:outline-level="2"><text:bookmark-start text:name="__RefHeading__17357_1541090902"/>Personality<text:bookmark-end text:name="__RefHeading__17357_1541090902"/></text:h>
      <text:h text:style-name="P17" text:outline-level="2"><text:bookmark-start text:name="__RefHeading__17359_1541090902"/>Look<text:bookmark-end text:name="__RefHeading__17359_1541090902"/></text:h>
      <text:h text:style-name="P22" text:outline-level="3"><text:bookmark-start text:name="__RefHeading__17361_1541090902"/><text:span text:style-name="T9">Physical</text:span><text:span text:style-name="T9"> </text:span><text:span text:style-name="T9">characteristics</text:span><text:bookmark-end text:name="__RefHeading__17361_1541090902"/></text:h>
      <text:h text:style-name="P19" text:outline-level="3"><text:bookmark-start text:name="__RefHeading__17363_1541090902"/>Animations<text:bookmark-end text:name="__RefHeading__17363_1541090902"/></text:h>
      <text:h text:style-name="P22" text:outline-level="2"><text:bookmark-start text:name="__RefHeading__17365_1541090902"/><text:span text:style-name="T8">Special</text:span><text:span text:style-name="T8"> </text:span><text:span text:style-name="T8">Abilities</text:span><text:bookmark-end text:name="__RefHeading__17365_1541090902"/></text:h>
      <text:p text:style-name="P20">Meelo</text:p>
      <text:p text:style-name="P1"><text:span text:style-name="T10">Puños</text:span>: Meelo golpea al enemigo con las manos desnudas provocando un pequeño daño.</text:p>
      <text:p text:style-name="P1"><text:soft-page-break/>daño 25 consumo mana 0</text:p>
      <text:p text:style-name="P1"><text:span text:style-name="T10">Esfera</text:span><text:span text:style-name="T10"> </text:span><text:span text:style-name="T10">luminosa</text:span>: meelo emite una esfera luminosa que si impacta en un enemigo causando daño al enemigo y a todos los enemigos cercanos. Daño 45 consumo de mana 20.</text:p>
      <text:p text:style-name="P1"><text:span text:style-name="T10">Rayo</text:span><text:span text:style-name="T10"> </text:span><text:span text:style-name="T10">de</text:span><text:span text:style-name="T10"> </text:span><text:span text:style-name="T10">luz</text:span>: meelo emite un rayo de luz que daño al primer enemigo al cual impacta dentro de un gran rango. Daño 70 consumo de mana 40.</text:p>
      <text:p text:style-name="P1"><text:span text:style-name="T10">Escudo</text:span><text:span text:style-name="T10"> </text:span><text:span text:style-name="T10">Bruniano</text:span>: meelo invoca los poderes que le fueron legados por el gran Bru y se protege con un escudo que lo defiende de los ataques enemigos por un breve periodo de tiempo. Daño absorbido 50 consumo mana 60.</text:p>
      <text:p text:style-name="P1"><text:span text:style-name="T10">Escape</text:span><text:span text:style-name="T10"> </text:span><text:span text:style-name="T10">de</text:span><text:span text:style-name="T10"> </text:span><text:span text:style-name="T10">moobhers</text:span>: meelo desaparece del lugar donde está, pudiendo transportarse a un lugar seguro de donde se encuentran los peligros, sirve tanto para poder huir en situaciones de peligro extremo o también para matar a un enemigo que se escapa <text:s/>con poca vida. Consumo mana 75.</text:p>
      <text:p text:style-name="P1"><text:span text:style-name="T10">Explosión</text:span><text:span text:style-name="T10"> </text:span><text:span text:style-name="T10">liiluhtiana</text:span>: meelo provoca un gran estallido en un área con corto alcance que daña a todos los enemigos cercanos. Daño 100 consumo mana 85.</text:p>
      <text:p text:style-name="P1"><text:span text:style-name="T14"><text:s/></text:span><text:span text:style-name="T13">Súbditos</text:span></text:p>
      <text:p text:style-name="P1">Los súbditos emiten un poder oscuro que impacta y causa 15 daño.</text:p>
      <text:p text:style-name="P1"><text:span text:style-name="T13">Comandos</text:span><text:span text:style-name="T13"> </text:span><text:span text:style-name="T13">karanianos</text:span></text:p>
      <text:p text:style-name="P1">Los comando karanianos tienen un rango mas que los súbditos que le ha sido otorgado por Ario, gracias a las muertes que acumulan y las misiones que van haciendo. El daño que causan sus poderes oscilan entre 20 y 30 según la distancia que se encuentre el objetivo.</text:p>
      <text:p text:style-name="P1"/>
      <text:p text:style-name="P2"/>
      <text:p text:style-name="P2"/>
      <text:h text:style-name="P22" text:outline-level="2"><text:bookmark-start text:name="__RefHeading__17367_1541090902"/><text:span text:style-name="T8">Relevance</text:span><text:span text:style-name="T8"> </text:span><text:span text:style-name="T8">to</text:span><text:span text:style-name="T8"> </text:span><text:span text:style-name="T8">game</text:span><text:span text:style-name="T8"> </text:span><text:span text:style-name="T8">story</text:span><text:bookmark-end text:name="__RefHeading__17367_1541090902"/></text:h>
      <text:h text:style-name="P22" text:outline-level="2"><text:bookmark-start text:name="__RefHeading__17369_1541090902"/><text:span text:style-name="T8">Relationship</text:span><text:span text:style-name="T8"> </text:span><text:span text:style-name="T8">to</text:span><text:span text:style-name="T8"> </text:span><text:span text:style-name="T8">other</text:span><text:span text:style-name="T8"> </text:span><text:span text:style-name="T8">characters</text:span><text:bookmark-end text:name="__RefHeading__17369_1541090902"/></text:h>
      <text:h text:style-name="P31" text:outline-level="3"><text:bookmark-start text:name="__RefHeading__17371_1541090902"/>Statistics<text:bookmark-end text:name="__RefHeading__17371_1541090902"/></text:h>
      <text:p text:style-name="P7"><text:bookmark text:name="h.28h4qwu"/></text:p>
      <text:h text:style-name="P16" text:outline-level="1"><text:bookmark-start text:name="__RefHeading__17373_1541090902"/><text:soft-page-break/>Levels<text:bookmark-end text:name="__RefHeading__17373_1541090902"/></text:h>
      <text:h text:style-name="P22" text:outline-level="2"><text:bookmark-start text:name="__RefHeading__17375_1541090902"/><text:bookmark text:name="h.nmf14n"/><text:span text:style-name="T3">Level</text:span><text:span text:style-name="T3"> #1</text:span><text:bookmark-end text:name="__RefHeading__17375_1541090902"/></text:h>
      <text:h text:style-name="P15" text:outline-level="3"><text:bookmark-start text:name="__RefHeading__17377_1541090902"/><text:bookmark text:name="h.37m2jsg"/>Synopsis<text:bookmark-end text:name="__RefHeading__17377_1541090902"/></text:h>
      <text:h text:style-name="P22" text:outline-level="3"><text:bookmark-start text:name="__RefHeading__17379_1541090902"/><text:bookmark text:name="h.1mrcu09"/><text:span text:style-name="T4">Introductory</text:span><text:span text:style-name="T4"> </text:span><text:span text:style-name="T4">Material</text:span><text:span text:style-name="T4"> (</text:span><text:span text:style-name="T4">Cut</text:span><text:span text:style-name="T4"> </text:span><text:span text:style-name="T4">scene</text:span><text:span text:style-name="T4">? <text:s/></text:span><text:span text:style-name="T4">Mission</text:span><text:span text:style-name="T4"> </text:span><text:span text:style-name="T4">briefing</text:span><text:span text:style-name="T4">?)</text:span><text:bookmark-end text:name="__RefHeading__17379_1541090902"/></text:h>
      <text:h text:style-name="P15" text:outline-level="3"><text:bookmark-start text:name="__RefHeading__17381_1541090902"/><text:bookmark text:name="h.46r0co2"/>Objectives<text:bookmark-end text:name="__RefHeading__17381_1541090902"/></text:h>
      <text:h text:style-name="P22" text:outline-level="3"><text:bookmark-start text:name="__RefHeading__17383_1541090902"/><text:bookmark text:name="h.2lwamvv"/><text:span text:style-name="T4">Physical</text:span><text:span text:style-name="T4"> </text:span><text:span text:style-name="T4">Description</text:span><text:bookmark-end text:name="__RefHeading__17383_1541090902"/></text:h>
      <text:h text:style-name="P15" text:outline-level="3"><text:bookmark-start text:name="__RefHeading__17385_1541090902"/><text:bookmark text:name="h.111kx3o"/>Map<text:bookmark-end text:name="__RefHeading__17385_1541090902"/></text:h>
      <text:h text:style-name="P22" text:outline-level="3"><text:bookmark-start text:name="__RefHeading__17387_1541090902"/><text:bookmark text:name="h.3l18frh"/><text:span text:style-name="T4">Critical</text:span><text:span text:style-name="T4"> </text:span><text:span text:style-name="T4">Path</text:span><text:bookmark-end text:name="__RefHeading__17387_1541090902"/></text:h>
      <text:h text:style-name="P15" text:outline-level="3"><text:bookmark-start text:name="__RefHeading__17389_1541090902"/><text:bookmark text:name="h.206ipza"/>Encounters<text:bookmark-end text:name="__RefHeading__17389_1541090902"/></text:h>
      <text:h text:style-name="P22" text:outline-level="3"><text:bookmark-start text:name="__RefHeading__17391_1541090902"/><text:bookmark text:name="h.4k668n3"/><text:span text:style-name="T4">Level</text:span><text:span text:style-name="T4"> </text:span><text:span text:style-name="T4">Walkthrough</text:span><text:bookmark-end text:name="__RefHeading__17391_1541090902"/></text:h>
      <text:h text:style-name="P22" text:outline-level="3"><text:bookmark-start text:name="__RefHeading__17393_1541090902"/><text:bookmark text:name="h.2zbgiuw"/><text:span text:style-name="T4">Closing</text:span><text:span text:style-name="T4"> </text:span><text:span text:style-name="T4">Material</text:span><text:bookmark-end text:name="__RefHeading__17393_1541090902"/></text:h>
      <text:h text:style-name="P16" text:outline-level="1"><text:bookmark-start text:name="__RefHeading__17395_1541090902"/><text:bookmark text:name="h.1egqt2p"/>Interface<text:bookmark-end text:name="__RefHeading__17395_1541090902"/></text:h>
      <text:h text:style-name="P22" text:outline-level="2"><text:bookmark-start text:name="__RefHeading__17397_1541090902"/><text:bookmark text:name="h.3ygebqi"/><text:span text:style-name="T3">Visual</text:span><text:span text:style-name="T3"> </text:span><text:span text:style-name="T3">System</text:span><text:bookmark-end text:name="__RefHeading__17397_1541090902"/></text:h>
      <text:h text:style-name="P22" text:outline-level="3"><text:bookmark-start text:name="__RefHeading__17399_1541090902"/><text:bookmark text:name="h.2dlolyb"/><text:span text:style-name="T4">HUD</text:span><text:span text:style-name="T4"> - </text:span><text:span text:style-name="T4">What</text:span><text:span text:style-name="T4"> </text:span><text:span text:style-name="T4">controls</text:span><text:span text:style-name="T4"> </text:span><text:bookmark-end text:name="__RefHeading__17399_1541090902"/></text:h>
      <text:h text:style-name="P15" text:outline-level="3"><text:bookmark-start text:name="__RefHeading__17401_1541090902"/><text:bookmark text:name="h.sqyw64"/>Menus<text:bookmark-end text:name="__RefHeading__17401_1541090902"/></text:h>
      <text:h text:style-name="P22" text:outline-level="3"><text:bookmark-start text:name="__RefHeading__17403_1541090902"/><text:bookmark text:name="h.3cqmetx"/><text:span text:style-name="T4">Rendering</text:span><text:span text:style-name="T4"> </text:span><text:span text:style-name="T4">System</text:span><text:bookmark-end text:name="__RefHeading__17403_1541090902"/></text:h>
      <text:h text:style-name="P15" text:outline-level="3"><text:bookmark-start text:name="__RefHeading__17405_1541090902"/><text:bookmark text:name="h.1rvwp1q"/>Camera<text:bookmark-end text:name="__RefHeading__17405_1541090902"/></text:h>
      <text:h text:style-name="P22" text:outline-level="3"><text:bookmark-start text:name="__RefHeading__17407_1541090902"/><text:bookmark text:name="h.4bvk7pj"/><text:span text:style-name="T4">Lighting</text:span><text:span text:style-name="T4"> </text:span><text:span text:style-name="T4">Models</text:span><text:bookmark-end text:name="__RefHeading__17407_1541090902"/></text:h>
      <text:h text:style-name="P22" text:outline-level="2"><text:bookmark-start text:name="__RefHeading__17409_1541090902"/><text:bookmark text:name="h.2r0uhxc"/><text:span text:style-name="T3">Control</text:span><text:span text:style-name="T3"> </text:span><text:span text:style-name="T3">System</text:span><text:span text:style-name="T3"> – </text:span><text:span text:style-name="T3">How</text:span><text:span text:style-name="T3"> </text:span><text:span text:style-name="T3">does</text:span><text:span text:style-name="T3"> </text:span><text:span text:style-name="T3">the</text:span><text:span text:style-name="T3"> </text:span><text:span text:style-name="T3">game</text:span><text:span text:style-name="T3"> </text:span><text:span text:style-name="T3">player</text:span><text:span text:style-name="T3"> </text:span><text:span text:style-name="T3">control</text:span><text:span text:style-name="T3"> </text:span><text:span text:style-name="T3">the</text:span><text:span text:style-name="T3"> </text:span><text:span text:style-name="T3">game</text:span><text:span text:style-name="T3">? <text:s text:c="2"/></text:span><text:span text:style-name="T3">What</text:span><text:span text:style-name="T3"> </text:span><text:span text:style-name="T3">are</text:span><text:span text:style-name="T3"> </text:span><text:span text:style-name="T3">the</text:span><text:span text:style-name="T3"> </text:span><text:span text:style-name="T3">specific</text:span><text:span text:style-name="T3"> </text:span><text:span text:style-name="T3">commands</text:span><text:span text:style-name="T3">?</text:span><text:bookmark-end text:name="__RefHeading__17409_1541090902"/></text:h>
      <text:h text:style-name="P13" text:outline-level="2"><text:bookmark-start text:name="__RefHeading__17411_1541090902"/><text:bookmark text:name="h.1664s55"/>Audio<text:bookmark-end text:name="__RefHeading__17411_1541090902"/></text:h>
      <text:h text:style-name="P13" text:outline-level="2"><text:bookmark-start text:name="__RefHeading__17413_1541090902"/><text:bookmark text:name="h.3q5sasy"/>Music<text:bookmark-end text:name="__RefHeading__17413_1541090902"/></text:h>
      <text:h text:style-name="P22" text:outline-level="2"><text:bookmark-start text:name="__RefHeading__17415_1541090902"/><text:bookmark text:name="h.25b2l0r"/><text:span text:style-name="T3">Sound</text:span><text:span text:style-name="T3"> </text:span><text:span text:style-name="T3">Effects</text:span><text:bookmark-end text:name="__RefHeading__17415_1541090902"/></text:h>
      <text:h text:style-name="P22" text:outline-level="2"><text:bookmark-start text:name="__RefHeading__17417_1541090902"/><text:bookmark text:name="h.kgcv8k"/><text:soft-page-break/><text:span text:style-name="T3">Help</text:span><text:span text:style-name="T3"> </text:span><text:span text:style-name="T3">System</text:span><text:bookmark-end text:name="__RefHeading__17417_1541090902"/></text:h>
      <text:h text:style-name="P22" text:outline-level="1"><text:bookmark-start text:name="__RefHeading__17419_1541090902"/><text:bookmark text:name="h.34g0dwd"/><text:span text:style-name="T2">Artificial</text:span><text:span text:style-name="T2"> </text:span><text:span text:style-name="T2">Intelligence</text:span><text:bookmark-end text:name="__RefHeading__17419_1541090902"/></text:h>
      <text:h text:style-name="P22" text:outline-level="2"><text:bookmark-start text:name="__RefHeading__17421_1541090902"/><text:bookmark text:name="h.1jlao46"/><text:span text:style-name="T3">Opponent</text:span><text:span text:style-name="T3"> </text:span><text:span text:style-name="T3">AI</text:span><text:span text:style-name="T3"> – </text:span><text:span text:style-name="T3">The</text:span><text:span text:style-name="T3"> </text:span><text:span text:style-name="T3">active</text:span><text:span text:style-name="T3"> </text:span><text:span text:style-name="T3">opponent</text:span><text:span text:style-name="T3"> </text:span><text:span text:style-name="T3">that</text:span><text:span text:style-name="T3"> </text:span><text:span text:style-name="T3">plays</text:span><text:span text:style-name="T3"> </text:span><text:span text:style-name="T3">against</text:span><text:span text:style-name="T3"> </text:span><text:span text:style-name="T3">the</text:span><text:span text:style-name="T3"> </text:span><text:span text:style-name="T3">game</text:span><text:span text:style-name="T3"> </text:span><text:span text:style-name="T3">player</text:span><text:span text:style-name="T3"> </text:span><text:span text:style-name="T3">and</text:span><text:span text:style-name="T3"> </text:span><text:span text:style-name="T3">therefore</text:span><text:span text:style-name="T3"> </text:span><text:span text:style-name="T3">requires</text:span><text:span text:style-name="T3"> </text:span><text:span text:style-name="T3">strategic</text:span><text:span text:style-name="T3"> </text:span><text:span text:style-name="T3">decision</text:span><text:span text:style-name="T3"> </text:span><text:span text:style-name="T3">making</text:span><text:span text:style-name="T3"> (</text:span><text:span text:style-name="T3">example</text:span><text:span text:style-name="T3">, </text:span><text:span text:style-name="T3">Civilization</text:span><text:span text:style-name="T3"> </text:span><text:span text:style-name="T3">or</text:span><text:span text:style-name="T3"> </text:span><text:span text:style-name="T3">Chess</text:span><text:span text:style-name="T3">, </text:span><text:span text:style-name="T3">how</text:span><text:span text:style-name="T3"> </text:span><text:span text:style-name="T3">is</text:span><text:span text:style-name="T3"> </text:span><text:span text:style-name="T3">it</text:span><text:span text:style-name="T3"> </text:span><text:span text:style-name="T3">to</text:span><text:span text:style-name="T3"> </text:span><text:span text:style-name="T3">be</text:span><text:span text:style-name="T3"> </text:span><text:span text:style-name="T3">designed</text:span><text:span text:style-name="T3">?</text:span><text:bookmark-end text:name="__RefHeading__17421_1541090902"/></text:h>
      <text:h text:style-name="P22" text:outline-level="2"><text:bookmark-start text:name="__RefHeading__17423_1541090902"/><text:bookmark text:name="h.43ky6rz"/><text:span text:style-name="T3">Enemy</text:span><text:span text:style-name="T3"> </text:span><text:span text:style-name="T3">AI</text:span><text:span text:style-name="T3"> – </text:span><text:span text:style-name="T3">Villains</text:span><text:span text:style-name="T3"> </text:span><text:span text:style-name="T3">and</text:span><text:span text:style-name="T3"> </text:span><text:span text:style-name="T3">Monsters</text:span><text:bookmark-end text:name="__RefHeading__17423_1541090902"/></text:h>
      <text:h text:style-name="P22" text:outline-level="2"><text:bookmark-start text:name="__RefHeading__17425_1541090902"/><text:bookmark text:name="h.2iq8gzs"/><text:span text:style-name="T3">Non</text:span><text:span text:style-name="T3">-</text:span><text:span text:style-name="T3">combat</text:span><text:span text:style-name="T3"> </text:span><text:span text:style-name="T3">Characters</text:span><text:bookmark-end text:name="__RefHeading__17425_1541090902"/></text:h>
      <text:h text:style-name="P22" text:outline-level="2"><text:bookmark-start text:name="__RefHeading__17427_1541090902"/><text:bookmark text:name="h.xvir7l"/><text:span text:style-name="T3">Friendly</text:span><text:span text:style-name="T3"> </text:span><text:span text:style-name="T3">Characters</text:span><text:bookmark-end text:name="__RefHeading__17427_1541090902"/></text:h>
      <text:h text:style-name="P22" text:outline-level="2"><text:bookmark-start text:name="__RefHeading__17429_1541090902"/><text:bookmark text:name="h.3hv69ve"/><text:span text:style-name="T3">Support</text:span><text:span text:style-name="T3"> </text:span><text:span text:style-name="T3">AI</text:span><text:bookmark-end text:name="__RefHeading__17429_1541090902"/></text:h>
      <text:h text:style-name="P22" text:outline-level="3"><text:bookmark-start text:name="__RefHeading__17431_1541090902"/><text:bookmark text:name="h.1x0gk37"/><text:span text:style-name="T4">Player</text:span><text:span text:style-name="T4"> </text:span><text:span text:style-name="T4">and</text:span><text:span text:style-name="T4"> </text:span><text:span text:style-name="T4">Collision</text:span><text:span text:style-name="T4"> </text:span><text:span text:style-name="T4">Detection</text:span><text:bookmark-end text:name="__RefHeading__17431_1541090902"/></text:h>
      <text:h text:style-name="P15" text:outline-level="3"><text:bookmark-start text:name="__RefHeading__17433_1541090902"/><text:bookmark text:name="h.4h042r0"/>Pathfinding<text:bookmark-end text:name="__RefHeading__17433_1541090902"/></text:h>
      <text:h text:style-name="P22" text:outline-level="1"><text:bookmark-start text:name="__RefHeading__17435_1541090902"/><text:bookmark text:name="h.2w5ecyt"/><text:span text:style-name="T2">Technical</text:span><text:span text:style-name="T2"> – </text:span><text:span text:style-name="T2">This</text:span><text:span text:style-name="T2"> </text:span><text:span text:style-name="T2">may</text:span><text:span text:style-name="T2"> </text:span><text:span text:style-name="T2">be</text:span><text:span text:style-name="T2"> </text:span><text:span text:style-name="T2">abbreviated</text:span><text:span text:style-name="T2"> </text:span><text:span text:style-name="T2">with</text:span><text:span text:style-name="T2"> </text:span><text:span text:style-name="T2">most</text:span><text:span text:style-name="T2"> </text:span><text:span text:style-name="T2">in</text:span><text:span text:style-name="T2"> </text:span><text:span text:style-name="T2">the</text:span><text:span text:style-name="T2"> </text:span><text:span text:style-name="T2">Technical</text:span><text:span text:style-name="T2"> </text:span><text:span text:style-name="T2">Bible</text:span><text:span text:style-name="T2">.</text:span><text:bookmark-end text:name="__RefHeading__17435_1541090902"/></text:h>
      <text:h text:style-name="P22" text:outline-level="2"><text:bookmark-start text:name="__RefHeading__17437_1541090902"/><text:bookmark text:name="h.1baon6m"/><text:span text:style-name="T3">Target</text:span><text:span text:style-name="T3"> </text:span><text:span text:style-name="T3">Hardware</text:span><text:bookmark-end text:name="__RefHeading__17437_1541090902"/></text:h>
      <text:h text:style-name="P22" text:outline-level="2"><text:bookmark-start text:name="__RefHeading__17439_1541090902"/><text:bookmark text:name="h.3vac5uf"/><text:span text:style-name="T3">Development</text:span><text:span text:style-name="T3"> </text:span><text:span text:style-name="T3">hardware</text:span><text:span text:style-name="T3"> </text:span><text:span text:style-name="T3">and</text:span><text:span text:style-name="T3"> </text:span><text:span text:style-name="T3">software</text:span><text:bookmark-end text:name="__RefHeading__17439_1541090902"/></text:h>
      <text:h text:style-name="P22" text:outline-level="2"><text:bookmark-start text:name="__RefHeading__17441_1541090902"/><text:bookmark text:name="h.2afmg28"/><text:span text:style-name="T3">Development</text:span><text:span text:style-name="T3"> </text:span><text:span text:style-name="T3">procedures</text:span><text:span text:style-name="T3"> </text:span><text:span text:style-name="T3">and</text:span><text:span text:style-name="T3"> </text:span><text:span text:style-name="T3">standards</text:span><text:bookmark-end text:name="__RefHeading__17441_1541090902"/></text:h>
      <text:h text:style-name="P22" text:outline-level="2"><text:bookmark-start text:name="__RefHeading__17443_1541090902"/><text:bookmark text:name="h.pkwqa1"/><text:span text:style-name="T3">Game</text:span><text:span text:style-name="T3"> </text:span><text:span text:style-name="T3">Engine</text:span><text:bookmark-end text:name="__RefHeading__17443_1541090902"/></text:h>
      <text:h text:style-name="P13" text:outline-level="2"><text:bookmark-start text:name="__RefHeading__17445_1541090902"/><text:bookmark text:name="h.39kk8xu"/>Network<text:bookmark-end text:name="__RefHeading__17445_1541090902"/></text:h>
      <text:h text:style-name="P22" text:outline-level="2"><text:bookmark-start text:name="__RefHeading__17447_1541090902"/><text:bookmark text:name="h.1opuj5n"/><text:span text:style-name="T3">Scripting</text:span><text:span text:style-name="T3"> </text:span><text:span text:style-name="T3">Language</text:span><text:bookmark-end text:name="__RefHeading__17447_1541090902"/></text:h>
      <text:p text:style-name="P1"><text:bookmark text:name="h.48pi1tg"/><text:span text:style-name="T3">etc</text:span><text:span text:style-name="T3">.</text:span></text:p>
      <text:h text:style-name="P22" text:outline-level="1"><text:bookmark-start text:name="__RefHeading__17449_1541090902"/><text:bookmark text:name="h.2nusc19"/><text:span text:style-name="T2">Game</text:span><text:span text:style-name="T2"> </text:span><text:span text:style-name="T2">Art</text:span><text:span text:style-name="T2"> - </text:span><text:span text:style-name="T2">This</text:span><text:span text:style-name="T2"> </text:span><text:span text:style-name="T2">may</text:span><text:span text:style-name="T2"> </text:span><text:span text:style-name="T2">be</text:span><text:span text:style-name="T2"> </text:span><text:span text:style-name="T2">abbreviated</text:span><text:span text:style-name="T2"> </text:span><text:span text:style-name="T2">with</text:span><text:span text:style-name="T2"> </text:span><text:span text:style-name="T2">most</text:span><text:span text:style-name="T2"> </text:span><text:span text:style-name="T2">of</text:span><text:span text:style-name="T2"> </text:span><text:span text:style-name="T2">the</text:span><text:span text:style-name="T2"> </text:span><text:span text:style-name="T2">content</text:span><text:span text:style-name="T2"> </text:span><text:span text:style-name="T2">in</text:span><text:span text:style-name="T2"> </text:span><text:span text:style-name="T2">an</text:span><text:span text:style-name="T2"> </text:span><text:span text:style-name="T2">Art</text:span><text:span text:style-name="T2"> </text:span><text:span text:style-name="T2">Bible</text:span><text:span text:style-name="T2">.</text:span><text:bookmark-end text:name="__RefHeading__17449_1541090902"/></text:h>
      <text:h text:style-name="P22" text:outline-level="2"><text:bookmark-start text:name="__RefHeading__17451_1541090902"/><text:bookmark text:name="h.1302m92"/><text:span text:style-name="T3">Concept</text:span><text:span text:style-name="T3"> </text:span><text:span text:style-name="T3">Art</text:span><text:bookmark-end text:name="__RefHeading__17451_1541090902"/></text:h>
      <text:h text:style-name="P22" text:outline-level="2"><text:bookmark-start text:name="__RefHeading__17453_1541090902"/><text:bookmark text:name="h.3mzq4wv"/><text:soft-page-break/><text:span text:style-name="T3">Style</text:span><text:span text:style-name="T3"> </text:span><text:span text:style-name="T3">Guides</text:span><text:bookmark-end text:name="__RefHeading__17453_1541090902"/></text:h>
      <text:h text:style-name="P13" text:outline-level="2"><text:bookmark-start text:name="__RefHeading__17455_1541090902"/><text:bookmark text:name="h.2250f4o"/>Characters<text:bookmark-end text:name="__RefHeading__17455_1541090902"/></text:h>
      <text:h text:style-name="P13" text:outline-level="2"><text:bookmark-start text:name="__RefHeading__17457_1541090902"/><text:bookmark text:name="h.haapch"/>Environments<text:bookmark-end text:name="__RefHeading__17457_1541090902"/></text:h>
      <text:h text:style-name="P13" text:outline-level="2"><text:bookmark-start text:name="__RefHeading__17459_1541090902"/><text:bookmark text:name="h.319y80a"/>Equipment<text:bookmark-end text:name="__RefHeading__17459_1541090902"/></text:h>
      <text:h text:style-name="P22" text:outline-level="2"><text:bookmark-start text:name="__RefHeading__17461_1541090902"/><text:bookmark text:name="h.1gf8i83"/><text:span text:style-name="T3">Cut</text:span><text:span text:style-name="T3"> </text:span><text:span text:style-name="T3">scenes</text:span><text:bookmark-end text:name="__RefHeading__17461_1541090902"/></text:h>
      <text:h text:style-name="P13" text:outline-level="2"><text:bookmark-start text:name="__RefHeading__17463_1541090902"/><text:bookmark text:name="h.40ew0vw"/>Miscellaneous<text:bookmark-end text:name="__RefHeading__17463_1541090902"/></text:h>
      <text:h text:style-name="P22" text:outline-level="1"><text:bookmark-start text:name="__RefHeading__17465_1541090902"/><text:bookmark text:name="h.2fk6b3p"/><text:span text:style-name="T2">Secondary</text:span><text:span text:style-name="T2"> </text:span><text:span text:style-name="T2">Software</text:span><text:bookmark-end text:name="__RefHeading__17465_1541090902"/></text:h>
      <text:p text:style-name="P12"><text:bookmark text:name="h.upglbi"/>Editor</text:p>
      <text:p text:style-name="P12"><text:bookmark text:name="h.3ep43zb"/>Installer</text:p>
      <text:p text:style-name="P1"><text:bookmark text:name="h.1tuee74"/><text:span text:style-name="T3">Update</text:span><text:span text:style-name="T3"> </text:span><text:span text:style-name="T3">software</text:span></text:p>
      <text:h text:style-name="P16" text:outline-level="1"><text:bookmark-start text:name="__RefHeading__17467_1541090902"/><text:bookmark text:name="h.4du1wux"/>Management<text:bookmark-end text:name="__RefHeading__17467_1541090902"/></text:h>
      <text:h text:style-name="P22" text:outline-level="2"><text:bookmark-start text:name="__RefHeading__17469_1541090902"/><text:bookmark text:name="h.2szc72q"/><text:span text:style-name="T3">Detailed</text:span><text:span text:style-name="T3"> </text:span><text:span text:style-name="T3">Schedule</text:span><text:bookmark-end text:name="__RefHeading__17469_1541090902"/></text:h>
      <text:h text:style-name="P13" text:outline-level="2"><text:bookmark-start text:name="__RefHeading__17471_1541090902"/><text:bookmark text:name="h.184mhaj"/>Budget<text:bookmark-end text:name="__RefHeading__17471_1541090902"/></text:h>
      <text:h text:style-name="P22" text:outline-level="2"><text:bookmark-start text:name="__RefHeading__17473_1541090902"/><text:bookmark text:name="h.3s49zyc"/><text:span text:style-name="T3">Risk</text:span><text:span text:style-name="T3"> </text:span><text:span text:style-name="T3">Analysis</text:span><text:bookmark-end text:name="__RefHeading__17473_1541090902"/></text:h>
      <text:h text:style-name="P22" text:outline-level="2"><text:bookmark-start text:name="__RefHeading__17475_1541090902"/><text:bookmark text:name="h.279ka65"/><text:span text:style-name="T3">Localization</text:span><text:span text:style-name="T3"> </text:span><text:span text:style-name="T3">Plan</text:span><text:span text:style-name="T3"> </text:span><text:bookmark-end text:name="__RefHeading__17475_1541090902"/></text:h>
      <text:h text:style-name="P22" text:outline-level="2"><text:bookmark-start text:name="__RefHeading__17477_1541090902"/><text:bookmark text:name="h.meukdy"/><text:span text:style-name="T3">Test</text:span><text:span text:style-name="T3"> </text:span><text:span text:style-name="T3">Plan</text:span><text:bookmark-end text:name="__RefHeading__17477_1541090902"/></text:h>
      <text:h text:style-name="P16" text:outline-level="1"><text:bookmark-start text:name="__RefHeading__17479_1541090902"/><text:bookmark text:name="h.36ei31r"/>Appendices<text:bookmark-end text:name="__RefHeading__17479_1541090902"/></text:h>
      <text:h text:style-name="P22" text:outline-level="2"><text:bookmark-start text:name="__RefHeading__17481_1541090902"/><text:bookmark text:name="h.1ljsd9k"/><text:span text:style-name="T3">Asset</text:span><text:span text:style-name="T3"> </text:span><text:span text:style-name="T3">List</text:span><text:bookmark-end text:name="__RefHeading__17481_1541090902"/></text:h>
      <text:h text:style-name="P15" text:outline-level="3"><text:bookmark-start text:name="__RefHeading__17483_1541090902"/><text:bookmark text:name="h.45jfvxd"/>Art<text:bookmark-end text:name="__RefHeading__17483_1541090902"/></text:h>
      <text:h text:style-name="P22" text:outline-level="3"><text:bookmark-start text:name="__RefHeading__17485_1541090902"/><text:span text:style-name="T8">Model</text:span><text:span text:style-name="T8"> </text:span><text:span text:style-name="T8">and</text:span><text:span text:style-name="T8"> </text:span><text:span text:style-name="T8">Texture</text:span><text:span text:style-name="T8"> </text:span><text:span text:style-name="T8">List</text:span><text:bookmark-end text:name="__RefHeading__17485_1541090902"/></text:h>
      <text:h text:style-name="P22" text:outline-level="3"><text:bookmark-start text:name="__RefHeading__17487_1541090902"/><text:span text:style-name="T8">Animation</text:span><text:span text:style-name="T8"> </text:span><text:span text:style-name="T8">List</text:span><text:bookmark-end text:name="__RefHeading__17487_1541090902"/></text:h>
      <text:h text:style-name="P22" text:outline-level="3"><text:bookmark-start text:name="__RefHeading__17489_1541090902"/><text:span text:style-name="T8">Effects</text:span><text:span text:style-name="T8"> </text:span><text:span text:style-name="T8">List</text:span><text:bookmark-end text:name="__RefHeading__17489_1541090902"/></text:h>
      <text:h text:style-name="P22" text:outline-level="3"><text:bookmark-start text:name="__RefHeading__17491_1541090902"/><text:soft-page-break/><text:span text:style-name="T8">Interface</text:span><text:span text:style-name="T8"> </text:span><text:span text:style-name="T8">Art</text:span><text:span text:style-name="T8"> </text:span><text:span text:style-name="T8">List</text:span><text:span text:style-name="T8"> </text:span><text:bookmark-end text:name="__RefHeading__17491_1541090902"/></text:h>
      <text:h text:style-name="P22" text:outline-level="3"><text:bookmark-start text:name="__RefHeading__17493_1541090902"/><text:bookmark text:name="h.2koq656"/><text:span text:style-name="T8">Cut</text:span><text:span text:style-name="T8"> </text:span><text:span text:style-name="T8">scene</text:span><text:span text:style-name="T8"> </text:span><text:span text:style-name="T8">List</text:span><text:bookmark-end text:name="__RefHeading__17493_1541090902"/></text:h>
      <text:h text:style-name="P15" text:outline-level="3"><text:bookmark-start text:name="__RefHeading__17495_1541090902"/>Sound<text:bookmark-end text:name="__RefHeading__17495_1541090902"/></text:h>
      <text:h text:style-name="P22" text:outline-level="3"><text:bookmark-start text:name="__RefHeading__17497_1541090902"/><text:span text:style-name="T8">Environmental</text:span><text:span text:style-name="T8"> </text:span><text:span text:style-name="T8">Sounds</text:span><text:bookmark-end text:name="__RefHeading__17497_1541090902"/></text:h>
      <text:h text:style-name="P22" text:outline-level="3"><text:bookmark-start text:name="__RefHeading__17499_1541090902"/><text:span text:style-name="T8">Weapon</text:span><text:span text:style-name="T8"> </text:span><text:span text:style-name="T8">Sounds</text:span><text:bookmark-end text:name="__RefHeading__17499_1541090902"/></text:h>
      <text:h text:style-name="P22" text:outline-level="3"><text:bookmark-start text:name="__RefHeading__17501_1541090902"/><text:bookmark text:name="h.zu0gcz"/><text:span text:style-name="T8">Interface</text:span><text:span text:style-name="T8"> </text:span><text:span text:style-name="T8">Sounds</text:span><text:bookmark-end text:name="__RefHeading__17501_1541090902"/></text:h>
      <text:h text:style-name="P15" text:outline-level="3"><text:bookmark-start text:name="__RefHeading__17503_1541090902"/>Music<text:bookmark-end text:name="__RefHeading__17503_1541090902"/></text:h>
      <text:h text:style-name="P17" text:outline-level="3"><text:bookmark-start text:name="__RefHeading__17505_1541090902"/>Ambient<text:bookmark-end text:name="__RefHeading__17505_1541090902"/></text:h>
      <text:h text:style-name="P22" text:outline-level="3"><text:bookmark-start text:name="__RefHeading__17507_1541090902"/><text:span text:style-name="T8">“</text:span><text:span text:style-name="T8">Action</text:span><text:span text:style-name="T8">”</text:span><text:bookmark-end text:name="__RefHeading__17507_1541090902"/></text:h>
      <text:h text:style-name="P17" text:outline-level="3"><text:bookmark-start text:name="__RefHeading__17509_1541090902"/>Victory<text:bookmark-end text:name="__RefHeading__17509_1541090902"/></text:h>
      <text:h text:style-name="P17" text:outline-level="3"><text:bookmark-start text:name="__RefHeading__17511_1541090902"/><text:bookmark text:name="h.3jtnz0s"/>Defeat<text:bookmark-end text:name="__RefHeading__17511_1541090902"/></text:h>
      <text:h text:style-name="P15" text:outline-level="3"><text:bookmark-start text:name="__RefHeading__17513_1541090902"/>Voice<text:bookmark-end text:name="__RefHeading__17513_1541090902"/></text:h>
      <text:h text:style-name="P34" text:outline-level="3"><text:bookmark-start text:name="__RefHeading__17515_1541090902"/><text:span text:style-name="T8">Actor</text:span><text:span text:style-name="T8"> #1 </text:span><text:span text:style-name="T8">lines</text:span><text:bookmark-end text:name="__RefHeading__17515_154109090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mbria" svg:font-family="Cambria"/>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847cm" fo:margin-bottom="0.212cm" style:contextual-spacing="false" fo:line-height="100%"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style:contextual-spacing="false" fo:line-height="100%"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style:contextual-spacing="false" fo:line-height="100%"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style:contextual-spacing="false" fo:line-height="100%"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style:contextual-spacing="false" fo:line-height="100%"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00%"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00%"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f969faf-c24b504-8c77064-174276e-40b382</meta:generator>
    <dc:title/>
    <meta:initial-creator/>
    <meta:editing-cycles>6</meta:editing-cycles>
    <dc:date>2013-10-30T17:50:09.59</dc:date>
    <meta:editing-duration>PT18M34S</meta:editing-duration>
    <meta:document-statistic meta:table-count="1" meta:image-count="0" meta:object-count="0" meta:page-count="18" meta:paragraph-count="358" meta:word-count="3463" meta:character-count="20226" meta:non-whitespace-character-count="17081"/>
  </office:meta>
</office:document-meta>
</file>